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20000080000069F000001B49869A9B5E86FB456D.wmf" manifest:media-type="image/x-wmf"/>
  <manifest:file-entry manifest:full-path="Pictures/200000090000142700000C81027E472B9D7E99FD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New Century Schlbk" svg:font-family="'New Century Schlbk', NewCenturySchlbk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4.625in"/>
    </style:style>
    <style:style style:name="Table2.C" style:family="table-column">
      <style:table-column-properties style:column-width="0.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2.A10" style:family="table-cell">
      <style:table-cell-properties fo:padding="0in" fo:border="none"/>
    </style:style>
    <style:style style:name="Table2.A11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2.9236in" fo:margin-left="2.059in" table:align="left" style:writing-mode="lr-tb"/>
    </style:style>
    <style:style style:name="Table5.A" style:family="table-column">
      <style:table-column-properties style:column-width="1.4583in"/>
    </style:style>
    <style:style style:name="Table5.B" style:family="table-column">
      <style:table-column-properties style:column-width="1.4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3" style:family="table-row">
      <style:table-row-properties style:min-row-height="0.2306in" fo:keep-together="auto"/>
    </style:style>
    <style:style style:name="Table5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dotte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5pt dotted #000000" fo:border-right="0.5pt solid #000000" fo:border-top="0.5pt solid #000000" fo:border-bottom="0.5pt dotte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5pt solid #000000" fo:border-right="none" fo:border-top="0.5pt dotted #000000" fo:border-bottom="0.5pt dotte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5pt dotted #000000" fo:border-right="0.5pt solid #000000" fo:border-top="0.5pt dotted #000000" fo:border-bottom="0.5pt dotted #000000" style:writing-mode="lr-tb"/>
    </style:style>
    <style:style style:name="Table5.A12" style:family="table-cell">
      <style:table-cell-properties style:vertical-align="top" fo:padding-left="0.075in" fo:padding-right="0.075in" fo:padding-top="0in" fo:padding-bottom="0in" fo:border-left="0.5pt solid #000000" fo:border-right="none" fo:border-top="0.5pt dotted #000000" fo:border-bottom="0.5pt solid #000000" style:writing-mode="lr-tb"/>
    </style:style>
    <style:style style:name="Table5.B12" style:family="table-cell">
      <style:table-cell-properties style:vertical-align="top" fo:padding-left="0.075in" fo:padding-right="0.075in" fo:padding-top="0in" fo:padding-bottom="0in" fo:border-left="0.5pt dotted #000000" fo:border-right="0.5pt solid #000000" fo:border-top="0.5pt dotted #000000" fo:border-bottom="0.5pt solid #000000" style:writing-mode="lr-tb"/>
    </style:style>
    <style:style style:name="Table6" style:family="table">
      <style:table-properties style:width="7.1319in" fo:margin-left="-0.1285in" table:align="left" style:writing-mode="lr-tb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2.375in"/>
    </style:style>
    <style:style style:name="Table6.C" style:family="table-column">
      <style:table-column-properties style:column-width="0.625in"/>
    </style:style>
    <style:style style:name="Table6.D" style:family="table-column">
      <style:table-column-properties style:column-width="0.8125in"/>
    </style:style>
    <style:style style:name="Table6.E" style:family="table-column">
      <style:table-column-properties style:column-width="0.741in"/>
    </style:style>
    <style:style style:name="Table6.F" style:family="table-column">
      <style:table-column-properties style:column-width="0.766in"/>
    </style:style>
    <style:style style:name="Table6.G" style:family="table-column">
      <style:table-column-properties style:column-width="0.125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75pt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G1" style:family="table-cell">
      <style:table-cell-properties fo:padding="0in" fo:border-left="0.5pt solid #000000" fo:border-right="none" fo:border-top="none" fo:border-bottom="none"/>
    </style:style>
    <style:style style:name="Table6.2" style:family="table-row">
      <style:table-row-properties fo:keep-together="auto"/>
    </style:style>
    <style:style style:name="Table6.G2" style:family="table-cell">
      <style:table-cell-properties fo:padding="0in" fo:border-left="0.5pt solid #000000" fo:border-right="none" fo:border-top="none" fo:border-bottom="none"/>
    </style:style>
    <style:style style:name="Table6.G3" style:family="table-cell">
      <style:table-cell-properties fo:padding="0in" fo:border-left="0.5pt solid #000000" fo:border-right="none" fo:border-top="none" fo:border-bottom="none"/>
    </style:style>
    <style:style style:name="Table6.B4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5pt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5pt solid #000000" style:writing-mode="lr-tb"/>
    </style:style>
    <style:style style:name="Table6.G4" style:family="table-cell">
      <style:table-cell-properties fo:padding="0in" fo:border-left="0.5pt solid #000000" fo:border-right="none" fo:border-top="none" fo:border-bottom="none"/>
    </style:style>
    <style:style style:name="Table7" style:family="table">
      <style:table-properties style:width="7in" fo:margin-left="0.0056in" table:align="left" style:writing-mode="lr-tb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5.5in"/>
    </style:style>
    <style:style style:name="Table7.1" style:family="table-row">
      <style:table-row-properties style:min-row-height="4.5417in" fo:keep-together="auto"/>
    </style:style>
    <style:style style:name="Table7.A1" style:family="table-cell">
      <style:table-cell-properties style:vertical-align="top" fo:padding="0in" fo:border="none" style:writing-mode="lr-tb"/>
    </style:style>
    <style:style style:name="Table8" style:family="table">
      <style:table-properties style:width="7.25in" fo:margin-left="-0.125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5.625in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25in" fo:margin-left="-0.125in" table:align="left" style:writing-mode="lr-tb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5.625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7.25in" fo:margin-left="-0.125in" table:align="left" style:writing-mode="lr-tb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5.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7.2569in" fo:margin-left="-0.1285in" table:align="left" style:writing-mode="lr-tb"/>
    </style:style>
    <style:style style:name="Table11.A" style:family="table-column">
      <style:table-column-properties style:column-width="1.5618in"/>
    </style:style>
    <style:style style:name="Table11.B" style:family="table-column">
      <style:table-column-properties style:column-width="5.6882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2" style:family="table">
      <style:table-properties style:width="7.25in" fo:margin-left="-0.125in" table:align="left" style:writing-mode="lr-tb"/>
    </style:style>
    <style:style style:name="Table12.A" style:family="table-column">
      <style:table-column-properties style:column-width="1.4382in"/>
    </style:style>
    <style:style style:name="Table12.B" style:family="table-column">
      <style:table-column-properties style:column-width="5.8118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3" style:family="table">
      <style:table-properties style:width="1.6382in" fo:margin-left="2.7931in" table:align="left" style:writing-mode="lr-tb"/>
    </style:style>
    <style:style style:name="Table13.A" style:family="table-column">
      <style:table-column-properties style:column-width="0.5618in"/>
    </style:style>
    <style:style style:name="Table13.B" style:family="table-column">
      <style:table-column-properties style:column-width="1.076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25in" fo:margin-left="-0.125in" table:align="left" style:writing-mode="lr-tb"/>
    </style:style>
    <style:style style:name="Table14.A" style:family="table-column">
      <style:table-column-properties style:column-width="1.625in"/>
    </style:style>
    <style:style style:name="Table14.B" style:family="table-column">
      <style:table-column-properties style:column-width="5.625in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5" style:family="table">
      <style:table-properties style:width="7.25in" fo:margin-left="-0.125in" table:align="left" style:writing-mode="lr-tb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5.625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6" style:family="table">
      <style:table-properties style:width="3.6861in" fo:margin-left="1.8715in" table:align="left" style:writing-mode="lr-tb"/>
    </style:style>
    <style:style style:name="Table16.A" style:family="table-column">
      <style:table-column-properties style:column-width="0.5021in"/>
    </style:style>
    <style:style style:name="Table16.B" style:family="table-column">
      <style:table-column-properties style:column-width="1.0271in"/>
    </style:style>
    <style:style style:name="Table16.C" style:family="table-column">
      <style:table-column-properties style:column-width="2.156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25in" fo:margin-left="-0.125in" table:align="left" style:writing-mode="lr-tb"/>
    </style:style>
    <style:style style:name="Table17.A" style:family="table-column">
      <style:table-column-properties style:column-width="1.625in"/>
    </style:style>
    <style:style style:name="Table17.B" style:family="table-column">
      <style:table-column-properties style:column-width="5.625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7.25in" fo:margin-left="-0.125in" table:align="left" style:writing-mode="lr-tb"/>
    </style:style>
    <style:style style:name="Table18.A" style:family="table-column">
      <style:table-column-properties style:column-width="1.625in"/>
    </style:style>
    <style:style style:name="Table18.B" style:family="table-column">
      <style:table-column-properties style:column-width="5.62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9" style:family="table">
      <style:table-properties style:width="6.1569in" table:align="center" style:writing-mode="lr-tb"/>
    </style:style>
    <style:style style:name="Table19.A" style:family="table-column">
      <style:table-column-properties style:column-width="1.7625in"/>
    </style:style>
    <style:style style:name="Table19.B" style:family="table-column">
      <style:table-column-properties style:column-width="4.3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" style:family="table" style:master-page-name="">
      <style:table-properties style:width="6.1521in" fo:margin-left="0.4215in" style:page-number="auto" table:align="left" style:writing-mode="lr-tb"/>
    </style:style>
    <style:style style:name="Table20.A" style:family="table-column">
      <style:table-column-properties style:column-width="0.5618in"/>
    </style:style>
    <style:style style:name="Table20.B" style:family="table-column">
      <style:table-column-properties style:column-width="1.2007in"/>
    </style:style>
    <style:style style:name="Table20.C" style:family="table-column">
      <style:table-column-properties style:column-width="4.3896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0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0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6.1569in" table:align="center" style:writing-mode="lr-tb"/>
    </style:style>
    <style:style style:name="Table21.A" style:family="table-column">
      <style:table-column-properties style:column-width="1.7625in"/>
    </style:style>
    <style:style style:name="Table21.B" style:family="table-column">
      <style:table-column-properties style:column-width="4.3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1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2" style:family="table">
      <style:table-properties style:width="6.9375in" fo:margin-left="0.0056in" table:align="left" style:writing-mode="lr-tb"/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5.437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in" fo:border="none" style:writing-mode="lr-tb"/>
    </style:style>
    <style:style style:name="Table22.B1" style:family="table-cell">
      <style:table-cell-properties style:vertical-align="middle" fo:padding="0in" fo:border="none" style:writing-mode="lr-tb"/>
    </style:style>
    <style:style style:name="Table23" style:family="table">
      <style:table-properties style:width="6.1569in" table:align="center" style:writing-mode="lr-tb"/>
    </style:style>
    <style:style style:name="Table23.A" style:family="table-column">
      <style:table-column-properties style:column-width="1.7625in"/>
    </style:style>
    <style:style style:name="Table23.B" style:family="table-column">
      <style:table-column-properties style:column-width="4.3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1521in" fo:margin-left="0.4215in" table:align="left" style:writing-mode="lr-tb"/>
    </style:style>
    <style:style style:name="Table24.A" style:family="table-column">
      <style:table-column-properties style:column-width="0.5618in"/>
    </style:style>
    <style:style style:name="Table24.B" style:family="table-column">
      <style:table-column-properties style:column-width="1.2007in"/>
    </style:style>
    <style:style style:name="Table24.C" style:family="table-column">
      <style:table-column-properties style:column-width="4.3896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4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6.1569in" table:align="center" style:writing-mode="lr-tb"/>
    </style:style>
    <style:style style:name="Table25.A" style:family="table-column">
      <style:table-column-properties style:column-width="1.7625in"/>
    </style:style>
    <style:style style:name="Table25.B" style:family="table-column">
      <style:table-column-properties style:column-width="4.3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5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6" style:family="table">
      <style:table-properties style:width="6.9375in" fo:margin-left="0.0056in" table:align="left" style:writing-mode="lr-tb"/>
    </style:style>
    <style:style style:name="Table26.A" style:family="table-column">
      <style:table-column-properties style:column-width="1.5in"/>
    </style:style>
    <style:style style:name="Table26.B" style:family="table-column">
      <style:table-column-properties style:column-width="5.437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in" fo:border="none" style:writing-mode="lr-tb"/>
    </style:style>
    <style:style style:name="Table26.B1" style:family="table-cell">
      <style:table-cell-properties style:vertical-align="middle" fo:padding="0in" fo:border="none" style:writing-mode="lr-tb"/>
    </style:style>
    <style:style style:name="Table27" style:family="table">
      <style:table-properties style:width="6.925in" fo:margin-left="0.0125in" table:align="left" style:writing-mode="lr-tb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487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8" style:family="table">
      <style:table-properties style:width="6.1569in" table:align="center" style:writing-mode="lr-tb"/>
    </style:style>
    <style:style style:name="Table28.A" style:family="table-column">
      <style:table-column-properties style:column-width="1.7625in"/>
    </style:style>
    <style:style style:name="Table28.B" style:family="table-column">
      <style:table-column-properties style:column-width="4.3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1521in" fo:margin-left="0.4215in" table:align="left" style:writing-mode="lr-tb"/>
    </style:style>
    <style:style style:name="Table29.A" style:family="table-column">
      <style:table-column-properties style:column-width="0.5618in"/>
    </style:style>
    <style:style style:name="Table29.B" style:family="table-column">
      <style:table-column-properties style:column-width="1.2007in"/>
    </style:style>
    <style:style style:name="Table29.C" style:family="table-column">
      <style:table-column-properties style:column-width="4.3896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9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6.1569in" table:align="center" style:writing-mode="lr-tb"/>
    </style:style>
    <style:style style:name="Table30.A" style:family="table-column">
      <style:table-column-properties style:column-width="1.7625in"/>
    </style:style>
    <style:style style:name="Table30.B" style:family="table-column">
      <style:table-column-properties style:column-width="4.3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0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1" style:family="table">
      <style:table-properties style:width="7.1125in" fo:margin-left="0.0125in" table:align="left" style:writing-mode="lr-tb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67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32" style:family="table">
      <style:table-properties style:width="6.875in" fo:margin-left="0.0681in" table:align="left" style:writing-mode="lr-tb"/>
    </style:style>
    <style:style style:name="Table32.A" style:family="table-column">
      <style:table-column-properties style:column-width="1.3715in"/>
    </style:style>
    <style:style style:name="Table32.B" style:family="table-column">
      <style:table-column-properties style:column-width="5.503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="0in" fo:border="none" style:writing-mode="lr-tb"/>
    </style:style>
    <style:style style:name="Table32.B1" style:family="table-cell">
      <style:table-cell-properties style:vertical-align="bottom" fo:padding="0in" fo:border="none" style:writing-mode="lr-tb"/>
    </style:style>
    <style:style style:name="Table33" style:family="table">
      <style:table-properties style:width="6.1569in" table:align="center" style:writing-mode="lr-tb"/>
    </style:style>
    <style:style style:name="Table33.A" style:family="table-column">
      <style:table-column-properties style:column-width="1.7625in"/>
    </style:style>
    <style:style style:name="Table33.B" style:family="table-column">
      <style:table-column-properties style:column-width="4.3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4" style:family="table">
      <style:table-properties style:width="6.1521in" fo:margin-left="0.4215in" table:align="left" style:writing-mode="lr-tb"/>
    </style:style>
    <style:style style:name="Table34.A" style:family="table-column">
      <style:table-column-properties style:column-width="0.5618in"/>
    </style:style>
    <style:style style:name="Table34.B" style:family="table-column">
      <style:table-column-properties style:column-width="1.2007in"/>
    </style:style>
    <style:style style:name="Table34.C" style:family="table-column">
      <style:table-column-properties style:column-width="4.3896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34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3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6.1569in" table:align="center" style:writing-mode="lr-tb"/>
    </style:style>
    <style:style style:name="Table35.A" style:family="table-column">
      <style:table-column-properties style:column-width="1.7625in"/>
    </style:style>
    <style:style style:name="Table35.B" style:family="table-column">
      <style:table-column-properties style:column-width="4.3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5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6" style:family="table">
      <style:table-properties style:width="6.875in" fo:margin-left="0.0681in" table:align="left" style:writing-mode="lr-tb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437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="0in" fo:border="none" style:writing-mode="lr-tb"/>
    </style:style>
    <style:style style:name="Table36.B1" style:family="table-cell">
      <style:table-cell-properties style:vertical-align="bottom" fo:padding="0in" fo:border="none" style:writing-mode="lr-tb"/>
    </style:style>
    <style:style style:name="Table37" style:family="table">
      <style:table-properties style:width="7in" fo:margin-left="0.0056in" table:align="left" style:writing-mode="lr-tb"/>
    </style:style>
    <style:style style:name="Table37.A" style:family="table-column">
      <style:table-column-properties style:column-width="1.5in"/>
    </style:style>
    <style:style style:name="Table37.B" style:family="table-column">
      <style:table-column-properties style:column-width="5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="0in" fo:border="none" style:writing-mode="lr-tb"/>
    </style:style>
    <style:style style:name="Table38" style:family="table">
      <style:table-properties style:width="7.0625in" table:align="left" style:writing-mode="lr-tb"/>
    </style:style>
    <style:style style:name="Table38.A" style:family="table-column">
      <style:table-column-properties style:column-width="1.45in"/>
    </style:style>
    <style:style style:name="Table38.B" style:family="table-column">
      <style:table-column-properties style:column-width="2.8625in"/>
    </style:style>
    <style:style style:name="Table38.C" style:family="table-column">
      <style:table-column-properties style:column-width="2.7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39" style:family="table">
      <style:table-properties style:width="7in" fo:margin-left="0.0056in" table:align="left" style:writing-mode="lr-tb"/>
    </style:style>
    <style:style style:name="Table39.A" style:family="table-column">
      <style:table-column-properties style:column-width="1.4375in"/>
    </style:style>
    <style:style style:name="Table39.B" style:family="table-column">
      <style:table-column-properties style:column-width="5.562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="0in" fo:border="none" style:writing-mode="lr-tb"/>
    </style:style>
    <style:style style:name="Table40" style:family="table">
      <style:table-properties style:width="1.3715in" fo:margin-left="2.7646in" table:align="left" style:writing-mode="lr-tb"/>
    </style:style>
    <style:style style:name="Table40.A" style:family="table-column">
      <style:table-column-properties style:column-width="1.3715in"/>
    </style:style>
    <style:style style:name="Table40.1" style:family="table-row">
      <style:table-row-properties style:min-row-height="0.1979in"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2" style:family="paragraph" style:parent-style-name="Standard">
      <style:text-properties style:font-name="New York" fo:language="pt" fo:country="BR" style:font-name-complex="New York"/>
    </style:style>
    <style:style style:name="P3" style:family="paragraph" style:parent-style-name="Standard">
      <style:text-properties fo:font-size="14pt" fo:language="pt" fo:country="BR" fo:font-weight="bold" style:font-name-asian="Symbol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language="pt" fo:country="BR" fo:font-weight="bold" style:font-name-asian="Symbol" style:font-size-asian="14pt" style:font-weight-asian="bold"/>
    </style:style>
    <style:style style:name="P5" style:family="paragraph" style:parent-style-name="Standard">
      <style:text-properties fo:font-size="14pt" fo:language="pt" fo:country="BR" fo:font-style="italic" fo:font-weight="bold" style:font-name-asian="Symbol" style:font-size-asian="14pt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6pt" fo:language="pt" fo:country="BR" style:font-name-asian="Symbol" style:font-size-asian="6pt"/>
    </style:style>
    <style:style style:name="P7" style:family="paragraph" style:parent-style-name="Standard">
      <style:paragraph-properties fo:text-align="center" style:justify-single-word="false"/>
      <style:text-properties fo:font-size="8pt" fo:language="pt" fo:country="BR" fo:font-weight="bold" style:font-name-asian="Symbol" style:font-size-asian="8pt" style:font-weight-asian="bold"/>
    </style:style>
    <style:style style:name="P8" style:family="paragraph" style:parent-style-name="Standard">
      <style:text-properties style:font-name="Times" fo:language="pt" fo:country="BR" style:font-name-asian="Symbol" style:font-name-complex="Times"/>
    </style:style>
    <style:style style:name="P9" style:family="paragraph" style:parent-style-name="Standard">
      <style:text-properties fo:font-size="9pt" fo:language="pt" fo:country="BR" fo:font-style="italic" fo:font-weight="bold" style:font-name-asian="Symbol" style:font-size-asian="9pt" style:language-asian="en" style:country-asian="US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paragraph-rsid="0005df8c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fo:language="pt" fo:country="BR" style:font-name-complex="Helvetica"/>
    </style:style>
    <style:style style:name="P13" style:family="paragraph" style:parent-style-name="Standard">
      <style:text-properties fo:language="pt" fo:country="BR" style:language-asian="en" style:country-asian="US"/>
    </style:style>
    <style:style style:name="P14" style:family="paragraph" style:parent-style-name="Standard">
      <style:paragraph-properties style:snap-to-layout-grid="false"/>
      <style:text-properties fo:language="pt" fo:country="BR" style:language-asian="en" style:country-asian="US"/>
    </style:style>
    <style:style style:name="P15" style:family="paragraph" style:parent-style-name="Standard">
      <style:paragraph-properties style:snap-to-layout-grid="false"/>
      <style:text-properties fo:language="pt" fo:country="BR" fo:font-weight="bold" style:language-asian="en" style:country-asian="US" style:font-weight-asian="bold"/>
    </style:style>
    <style:style style:name="P16" style:family="paragraph" style:parent-style-name="Standard">
      <style:paragraph-properties style:snap-to-layout-grid="false"/>
      <style:text-properties fo:language="pt" fo:country="BR" fo:font-style="italic" style:language-asian="en" style:country-asian="US" style:font-style-asian="italic"/>
    </style:style>
    <style:style style:name="P17" style:family="paragraph" style:parent-style-name="Standard">
      <style:paragraph-properties style:snap-to-layout-grid="false"/>
      <style:text-properties fo:language="pt" fo:country="BR" fo:font-style="italic" fo:font-weight="bold" style:font-name-asian="Symbol" style:language-asian="en" style:country-asian="US" style:font-style-asian="italic" style:font-weight-asian="bold" style:font-name-complex="Symbol" style:font-style-complex="italic" style:font-weight-complex="bold"/>
    </style:style>
    <style:style style:name="P18" style:family="paragraph" style:parent-style-name="Standard">
      <style:text-properties fo:language="pt" fo:country="BR" fo:font-style="italic" fo:font-weight="bold" style:font-name-asian="Symbol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language="pt" fo:country="BR" style:font-name-asian="Symbol"/>
    </style:style>
    <style:style style:name="P20" style:family="paragraph" style:parent-style-name="Standard">
      <style:text-properties fo:language="pt" fo:country="BR" style:font-name-asian="Symbol" style:language-asian="en" style:country-asian="US" style:font-name-complex="Symbol"/>
    </style:style>
    <style:style style:name="P21" style:family="paragraph" style:parent-style-name="Standard">
      <style:paragraph-properties style:snap-to-layout-grid="false"/>
      <style:text-properties fo:language="pt" fo:country="BR" style:font-name-asian="Symbol" style:language-asian="en" style:country-asian="US" style:font-name-complex="Symbol"/>
    </style:style>
    <style:style style:name="P22" style:family="paragraph" style:parent-style-name="Standard">
      <style:paragraph-properties fo:text-align="center" style:justify-single-word="false"/>
      <style:text-properties fo:language="pt" fo:country="BR" style:font-name-asian="Symbol"/>
    </style:style>
    <style:style style:name="P23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style:font-name-asian="Symbol"/>
    </style:style>
    <style:style style:name="P24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style:font-name-asian="Symbol"/>
    </style:style>
    <style:style style:name="P25" style:family="paragraph" style:parent-style-name="Standard" style:list-style-name="WW8Num14">
      <style:paragraph-properties fo:margin-left="0.3693in" fo:margin-right="0in" fo:text-indent="-0.3126in" style:auto-text-indent="false">
        <style:tab-stops/>
      </style:paragraph-properties>
      <style:text-properties style:font-name-asian="Symbol"/>
    </style:style>
    <style:style style:name="P26" style:family="paragraph" style:parent-style-name="Standard">
      <style:paragraph-properties fo:margin-top="0in" fo:margin-bottom="0in" loext:contextual-spacing="false" style:line-height-at-least="0.0835in"/>
      <style:text-properties fo:language="pt" fo:country="BR" officeooo:paragraph-rsid="0002f7ac" style:font-name-complex="Helvetica"/>
    </style:style>
    <style:style style:name="P27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/>
    </style:style>
    <style:style style:name="P28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183792"/>
    </style:style>
    <style:style style:name="P29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05df8c"/>
    </style:style>
    <style:style style:name="P30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/>
    </style:style>
    <style:style style:name="P31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paragraph-rsid="0005df8c"/>
    </style:style>
    <style:style style:name="P32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/>
    </style:style>
    <style:style style:name="P33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183792"/>
    </style:style>
    <style:style style:name="P34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05df8c"/>
    </style:style>
    <style:style style:name="P35" style:family="paragraph" style:parent-style-name="Caption">
      <style:paragraph-properties fo:text-align="center" style:justify-single-word="false"/>
      <style:text-properties fo:language="pt" fo:country="BR"/>
    </style:style>
    <style:style style:name="P36" style:family="paragraph" style:parent-style-name="Caption">
      <style:paragraph-properties fo:text-align="center" style:justify-single-word="false"/>
      <style:text-properties fo:language="pt" fo:country="BR" officeooo:paragraph-rsid="00092bf0" style:font-name-asian="Symbol" style:font-name-complex="Symbol"/>
    </style:style>
    <style:style style:name="P37" style:family="paragraph" style:parent-style-name="Block_20_text">
      <style:text-properties fo:font-size="8pt" fo:language="pt" fo:country="BR" fo:font-weight="bold" style:font-name-asian="Symbol" style:font-size-asian="8pt" style:language-asian="en" style:country-asian="US" style:font-weight-asian="bold"/>
    </style:style>
    <style:style style:name="P38" style:family="paragraph" style:parent-style-name="Block_20_text">
      <style:text-properties fo:font-size="8pt" fo:language="pt" fo:country="BR" style:font-name-asian="Symbol" style:font-size-asian="8pt" style:language-asian="en" style:country-asian="US"/>
    </style:style>
    <style:style style:name="P39" style:family="paragraph" style:parent-style-name="Block_20_text">
      <style:text-properties fo:language="pt" fo:country="BR"/>
    </style:style>
    <style:style style:name="P40" style:family="paragraph" style:parent-style-name="Block_20_text">
      <style:text-properties fo:language="pt" fo:country="BR" officeooo:rsid="0002f7ac" officeooo:paragraph-rsid="0002f7ac"/>
    </style:style>
    <style:style style:name="P41" style:family="paragraph" style:parent-style-name="Block_20_text">
      <style:paragraph-properties>
        <style:tab-stops>
          <style:tab-stop style:position="1.5in"/>
          <style:tab-stop style:position="1.5626in"/>
        </style:tab-stops>
      </style:paragraph-properties>
      <style:text-properties fo:language="pt" fo:country="BR" officeooo:rsid="0002f7ac" officeooo:paragraph-rsid="0002f7ac"/>
    </style:style>
    <style:style style:name="P42" style:family="paragraph" style:parent-style-name="Block_20_text">
      <style:text-properties fo:language="pt" fo:country="BR" style:language-asian="en" style:country-asian="US"/>
    </style:style>
    <style:style style:name="P43" style:family="paragraph" style:parent-style-name="Block_20_text">
      <style:text-properties fo:language="pt" fo:country="BR" style:font-name-asian="Symbol" style:language-asian="en" style:country-asian="US"/>
    </style:style>
    <style:style style:name="P44" style:family="paragraph" style:parent-style-name="Block_20_text">
      <style:text-properties fo:language="pt" fo:country="BR" officeooo:rsid="0004a79e" officeooo:paragraph-rsid="0004a79e" style:font-name-asian="Symbol" style:language-asian="en" style:country-asian="US"/>
    </style:style>
    <style:style style:name="P45" style:family="paragraph" style:parent-style-name="Block_20_text" style:list-style-name="WW8Num12">
      <style:text-properties fo:language="pt" fo:country="BR" style:font-name-asian="Symbol" style:font-name-complex="Symbol"/>
    </style:style>
    <style:style style:name="P46" style:family="paragraph" style:parent-style-name="Block_20_text" style:list-style-name="WW8Num12">
      <style:text-properties fo:language="pt" fo:country="BR" style:font-name-asian="Symbol"/>
    </style:style>
    <style:style style:name="P47" style:family="paragraph" style:parent-style-name="Block_20_text">
      <style:paragraph-properties fo:margin-left="0in" fo:margin-right="0in" fo:text-indent="0in" style:auto-text-indent="false"/>
      <style:text-properties fo:font-size="10pt" fo:language="pt" fo:country="BR" style:font-size-asian="10pt" style:language-asian="en" style:country-asian="US"/>
    </style:style>
    <style:style style:name="P48" style:family="paragraph" style:parent-style-name="Block_20_text">
      <style:paragraph-properties fo:margin-left="0in" fo:margin-right="0in" fo:text-indent="0in" style:auto-text-indent="false"/>
      <style:text-properties style:font-name-asian="Symbol"/>
    </style:style>
    <style:style style:name="P49" style:family="paragraph" style:parent-style-name="Block_20_text">
      <style:paragraph-properties fo:margin-left="0in" fo:margin-right="0in" fo:text-indent="0in" style:auto-text-indent="false"/>
      <style:text-properties fo:font-size="8pt" fo:language="pt" fo:country="BR" style:font-name-asian="Symbol" style:font-size-asian="8pt" style:language-asian="en" style:country-asian="US"/>
    </style:style>
    <style:style style:name="P50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51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/>
    </style:style>
    <style:style style:name="P52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 style:language-asian="en" style:country-asian="US"/>
    </style:style>
    <style:style style:name="P53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style:font-name-asian="Symbol" style:language-asian="en" style:country-asian="US" style:font-name-complex="Symbol"/>
    </style:style>
    <style:style style:name="P54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55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 style:language-asian="en" style:country-asian="US" style:font-style-complex="italic"/>
    </style:style>
    <style:style style:name="P56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 style:font-name-complex="Symbol"/>
    </style:style>
    <style:style style:name="P57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58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2f7ac" officeooo:paragraph-rsid="0002f7ac" style:language-asian="en" style:country-asian="US"/>
    </style:style>
    <style:style style:name="P59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style:language-asian="en" style:country-asian="US"/>
    </style:style>
    <style:style style:name="P60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officeooo:rsid="00033a56" officeooo:paragraph-rsid="00033a56" style:language-asian="en" style:country-asian="US"/>
    </style:style>
    <style:style style:name="P61" style:family="paragraph" style:parent-style-name="Block_20_text">
      <style:paragraph-properties fo:margin-left="0in" fo:margin-right="0in" fo:text-indent="0in" style:auto-text-indent="false" style:snap-to-layout-grid="false"/>
      <style:text-properties fo:language="pt" fo:country="BR" style:language-asian="en" style:country-asian="US"/>
    </style:style>
    <style:style style:name="P62" style:family="paragraph" style:parent-style-name="Block_20_text">
      <style:paragraph-properties fo:margin-left="0in" fo:margin-right="0in" fo:text-indent="0in" style:auto-text-indent="false" style:snap-to-layout-grid="false"/>
      <style:text-properties fo:language="pt" fo:country="BR" fo:font-weight="normal" style:language-asian="en" style:country-asian="US" style:font-weight-asian="normal"/>
    </style:style>
    <style:style style:name="P63" style:family="paragraph" style:parent-style-name="Block_20_text">
      <style:paragraph-properties fo:margin-left="0in" fo:margin-right="0in" fo:text-indent="0in" style:auto-text-indent="false"/>
      <style:text-properties fo:language="pt" fo:country="BR" fo:font-weight="bold" officeooo:rsid="00033a56" officeooo:paragraph-rsid="00033a56" style:language-asian="en" style:country-asian="US" style:font-weight-asian="bold"/>
    </style:style>
    <style:style style:name="P64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weight="bold" officeooo:rsid="00033a56" officeooo:paragraph-rsid="00033a56" style:language-asian="en" style:country-asian="US" style:font-weight-asian="bold"/>
    </style:style>
    <style:style style:name="P65" style:family="paragraph" style:parent-style-name="Block_20_text">
      <style:paragraph-properties fo:margin-left="0in" fo:margin-right="0in" fo:text-indent="0in" style:auto-text-indent="false" style:snap-to-layout-grid="false"/>
      <style:text-properties fo:language="pt" fo:country="BR" fo:font-weight="bold" style:language-asian="en" style:country-asian="US" style:font-weight-asian="bold"/>
    </style:style>
    <style:style style:name="P66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officeooo:rsid="00033a56" officeooo:paragraph-rsid="00033a56" style:language-asian="en" style:country-asian="US" style:font-style-asian="italic" style:font-style-complex="italic"/>
    </style:style>
    <style:style style:name="P67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fo:font-weight="bold" style:font-name-asian="Symbol" style:language-asian="en" style:country-asian="US" style:font-style-asian="italic" style:font-weight-asian="bold" style:font-name-complex="Symbol" style:font-style-complex="italic" style:font-weight-complex="bold"/>
    </style:style>
    <style:style style:name="P68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style:font-name-asian="Symbol" style:language-asian="en" style:country-asian="US" style:font-style-asian="italic" style:font-style-complex="italic"/>
    </style:style>
    <style:style style:name="P69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style:font-name-asian="Symbol" style:language-asian="en" style:country-asian="US" style:font-style-asian="italic" style:font-size-complex="12pt" style:font-style-complex="italic"/>
    </style:style>
    <style:style style:name="P70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style:font-name-asian="Symbol" style:font-size-asian="11pt" style:language-asian="en" style:country-asian="US" style:font-size-complex="11pt"/>
    </style:style>
    <style:style style:name="P71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style:font-name-asian="Symbol" style:font-size-asian="11pt" style:language-asian="en" style:country-asian="US" style:font-size-complex="11pt"/>
    </style:style>
    <style:style style:name="P72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officeooo:paragraph-rsid="00092bf0" style:font-name-asian="Symbol" style:font-size-asian="11pt" style:language-asian="en" style:country-asian="US" style:font-name-complex="Symbol" style:font-size-complex="11pt"/>
    </style:style>
    <style:style style:name="P73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style="italic" style:font-name-asian="Symbol" style:font-size-asian="11pt" style:language-asian="en" style:country-asian="US" style:font-style-asian="italic" style:font-size-complex="11pt" style:font-style-complex="italic"/>
    </style:style>
    <style:style style:name="P74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style="italic" fo:font-weight="bold" officeooo:paragraph-rsid="00092bf0" style:font-name-asian="Symbol" style:font-size-asian="11pt" style:language-asian="en" style:country-asian="US" style:font-style-asian="italic" style:font-weight-asian="bold" style:font-name-complex="Symbol" style:font-size-complex="11pt" style:font-style-complex="italic" style:font-weight-complex="bold"/>
    </style:style>
    <style:style style:name="P75" style:family="paragraph" style:parent-style-name="Block_20_text">
      <style:paragraph-properties fo:margin-left="0in" fo:margin-right="0in" fo:margin-top="0.028in" fo:margin-bottom="0in" loext:contextual-spacing="false" fo:text-align="center" style:justify-single-word="false" fo:text-indent="0in" style:auto-text-indent="false"/>
      <style:text-properties fo:language="pt" fo:country="BR" style:language-asian="en" style:country-asian="US"/>
    </style:style>
    <style:style style:name="P76" style:family="paragraph" style:parent-style-name="Block_20_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style:language-asian="en" style:country-asian="US"/>
    </style:style>
    <style:style style:name="P77" style:family="paragraph" style:parent-style-name="Block_20_text">
      <style:paragraph-properties fo:margin-left="0in" fo:margin-right="0in" fo:text-indent="0in" style:auto-text-indent="false" fo:keep-with-next="always" style:snap-to-layout-grid="false"/>
      <style:text-properties fo:language="pt" fo:country="BR" style:language-asian="en" style:country-asian="US"/>
    </style:style>
    <style:style style:name="P78" style:family="paragraph" style:parent-style-name="Block_20_text">
      <style:paragraph-properties fo:margin-left="0in" fo:margin-right="0.261in" fo:text-align="end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79" style:family="paragraph" style:parent-style-name="Block_20_text">
      <style:paragraph-properties fo:margin-left="0in" fo:margin-right="0.4874in" fo:text-align="end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80" style:family="paragraph" style:parent-style-name="Block_20_text">
      <style:paragraph-properties fo:margin-left="0in" fo:margin-right="0.4874in" fo:text-align="end" style:justify-single-word="false" fo:text-indent="0in" style:auto-text-indent="false"/>
      <style:text-properties fo:language="pt" fo:country="BR" style:font-name-asian="Symbol"/>
    </style:style>
    <style:style style:name="P81" style:family="paragraph" style:parent-style-name="Block_20_text">
      <style:paragraph-properties fo:margin-left="0.0626in" fo:margin-right="0in" fo:text-indent="0in" style:auto-text-indent="false"/>
      <style:text-properties fo:language="pt" fo:country="BR" style:font-name-asian="Symbol" style:language-asian="en" style:country-asian="US"/>
    </style:style>
    <style:style style:name="P82" style:family="paragraph" style:parent-style-name="Block_20_text">
      <style:paragraph-properties fo:margin-left="-0.0626in" fo:margin-right="0in" fo:text-indent="0.1874in" style:auto-text-indent="false"/>
      <style:text-properties fo:language="en" fo:country="US" style:font-name-asian="Symbol" style:language-asian="en" style:country-asian="US"/>
    </style:style>
    <style:style style:name="P83" style:family="paragraph" style:parent-style-name="Block_20_text">
      <style:paragraph-properties fo:margin-left="0in" fo:margin-right="0in" fo:text-indent="0in" style:auto-text-indent="false"/>
      <style:text-properties fo:language="pt" fo:country="BR" officeooo:paragraph-rsid="00054519" style:font-name-asian="Symbol"/>
    </style:style>
    <style:style style:name="P84" style:family="paragraph" style:parent-style-name="Block_20_text">
      <style:paragraph-properties fo:margin-left="0in" fo:margin-right="0in" fo:text-indent="0in" style:auto-text-indent="false"/>
      <style:text-properties fo:language="pt" fo:country="BR" officeooo:paragraph-rsid="000557c3" style:font-name-asian="Symbol"/>
    </style:style>
    <style:style style:name="P85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86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83792" officeooo:paragraph-rsid="00183792" style:language-asian="en" style:country-asian="US"/>
    </style:style>
    <style:style style:name="P87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officeooo:rsid="00183792" style:font-size-asian="11pt" style:language-asian="en" style:country-asian="US"/>
    </style:style>
    <style:style style:name="P88" style:family="paragraph" style:parent-style-name="Block_20_text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officeooo:paragraph-rsid="0005df8c" style:font-name-asian="Symbol" style:language-asian="en" style:country-asian="US"/>
    </style:style>
    <style:style style:name="P89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officeooo:paragraph-rsid="0005df8c" style:language-asian="en" style:country-asian="US"/>
    </style:style>
    <style:style style:name="P90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style:language-asian="en" style:country-asian="US"/>
    </style:style>
    <style:style style:name="P91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05df8c" style:language-asian="en" style:country-asian="US"/>
    </style:style>
    <style:style style:name="P92" style:family="paragraph" style:parent-style-name="Chapter_20_title">
      <style:text-properties fo:language="pt" fo:country="BR" officeooo:rsid="0002f7ac" officeooo:paragraph-rsid="0002f7ac"/>
    </style:style>
    <style:style style:name="P93" style:family="paragraph" style:parent-style-name="Chapter_20_title">
      <style:paragraph-properties fo:break-before="page"/>
      <style:text-properties fo:language="pt" fo:country="BR"/>
    </style:style>
    <style:style style:name="P94" style:family="paragraph" style:parent-style-name="Bullet_20_text_20_1">
      <style:text-properties fo:language="pt" fo:country="BR"/>
    </style:style>
    <style:style style:name="P95" style:family="paragraph" style:parent-style-name="Bullet_20_text_20_1">
      <style:text-properties fo:language="pt" fo:country="BR" style:language-asian="en" style:country-asian="US"/>
    </style:style>
    <style:style style:name="P96" style:family="paragraph" style:parent-style-name="Bullet_20_text_20_1">
      <style:text-properties fo:language="pt" fo:country="BR" officeooo:paragraph-rsid="0005df8c" style:language-asian="en" style:country-asian="US"/>
    </style:style>
    <style:style style:name="P97" style:family="paragraph" style:parent-style-name="Bullet_20_text_20_1">
      <style:paragraph-properties fo:margin-left="0.1193in" fo:margin-right="0in" fo:text-indent="-0.1252in" style:auto-text-indent="false"/>
      <style:text-properties fo:language="pt" fo:country="BR"/>
    </style:style>
    <style:style style:name="P98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P99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en" fo:country="US" style:language-asian="en" style:country-asian="US"/>
    </style:style>
    <style:style style:name="P100" style:family="paragraph" style:parent-style-name="Bullet_20_text_20_1">
      <style:paragraph-properties fo:margin-left="0.1252in" fo:margin-right="0in" fo:text-indent="-0.1252in" style:auto-text-indent="false"/>
      <style:text-properties fo:language="en" fo:country="US" style:language-asian="en" style:country-asian="US"/>
    </style:style>
    <style:style style:name="P101" style:family="paragraph" style:parent-style-name="Bullet_20_text_20_1">
      <style:paragraph-properties fo:margin-left="0.1374in" fo:margin-right="0in" fo:text-indent="-0.1252in" style:auto-text-indent="false"/>
      <style:text-properties fo:language="en" fo:country="US" style:language-asian="en" style:country-asian="US"/>
    </style:style>
    <style:style style:name="P102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05df8c" style:font-name-asian="Symbol" style:language-asian="en" style:country-asian="US"/>
    </style:style>
    <style:style style:name="P103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05df8c"/>
    </style:style>
    <style:style style:name="P104" style:family="paragraph" style:parent-style-name="Bullet_20_text_20_1">
      <style:paragraph-properties fo:margin-left="0.1252in" fo:margin-right="0in" fo:text-indent="0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05df8c" style:language-asian="en" style:country-asian="US"/>
    </style:style>
    <style:style style:name="P105" style:family="paragraph" style:parent-style-name="Bullet_20_text_20_1">
      <style:paragraph-properties fo:margin-left="0.1252in" fo:margin-right="0in" fo:text-indent="-0.1252in" style:auto-text-indent="false"/>
      <style:text-properties fo:language="pt" fo:country="BR" style:language-asian="en" style:country-asian="US"/>
    </style:style>
    <style:style style:name="P106" style:family="paragraph" style:parent-style-name="Bullet_20_text_20_1">
      <style:paragraph-properties fo:margin-left="0.1252in" fo:margin-right="0in" fo:text-indent="-0.1252in" style:auto-text-indent="false"/>
      <style:text-properties fo:language="pt" fo:country="BR" officeooo:paragraph-rsid="0005df8c" style:language-asian="en" style:country-asian="US"/>
    </style:style>
    <style:style style:name="P107" style:family="paragraph" style:parent-style-name="Bullet_20_text_20_1">
      <style:paragraph-properties fo:margin-left="0.1374in" fo:margin-right="0in" fo:text-indent="-0.1252in" style:auto-text-indent="false"/>
      <style:text-properties fo:language="pt" fo:country="BR" style:language-asian="en" style:country-asian="US"/>
    </style:style>
    <style:style style:name="P108" style:family="paragraph" style:parent-style-name="Bullet_20_text_20_1">
      <style:paragraph-properties fo:margin-left="0.1374in" fo:margin-right="0in" fo:text-indent="-0.1252in" style:auto-text-indent="false"/>
      <style:text-properties fo:language="pt" fo:country="BR" officeooo:paragraph-rsid="0005df8c" style:language-asian="en" style:country-asian="US"/>
    </style:style>
    <style:style style:name="P109" style:family="paragraph" style:parent-style-name="ScriptTableText">
      <style:text-properties style:font-name-asian="Symbol"/>
    </style:style>
    <style:style style:name="P110" style:family="paragraph" style:parent-style-name="ScriptTableText">
      <style:text-properties officeooo:paragraph-rsid="0005df8c" style:font-name-asian="Symbol"/>
    </style:style>
    <style:style style:name="P111" style:family="paragraph" style:parent-style-name="ScriptTableText">
      <style:text-properties fo:language="pt" fo:country="BR"/>
    </style:style>
    <style:style style:name="P112" style:family="paragraph" style:parent-style-name="ScriptTableText">
      <style:text-properties fo:language="pt" fo:country="BR" officeooo:rsid="00183792"/>
    </style:style>
    <style:style style:name="P113" style:family="paragraph" style:parent-style-name="ScriptTableText">
      <style:text-properties fo:language="pt" fo:country="BR" officeooo:rsid="00183792" officeooo:paragraph-rsid="00183792"/>
    </style:style>
    <style:style style:name="P114" style:family="paragraph" style:parent-style-name="ScriptTableText">
      <style:text-properties fo:language="pt" fo:country="BR" officeooo:rsid="00183792" officeooo:paragraph-rsid="0005df8c"/>
    </style:style>
    <style:style style:name="P115" style:family="paragraph" style:parent-style-name="ScriptTableText">
      <style:text-properties fo:language="pt" fo:country="BR" officeooo:paragraph-rsid="0005df8c"/>
    </style:style>
    <style:style style:name="P116" style:family="paragraph" style:parent-style-name="ScriptTableText">
      <style:text-properties fo:language="pt" fo:country="BR" officeooo:rsid="0005df8c" officeooo:paragraph-rsid="0005df8c"/>
    </style:style>
    <style:style style:name="P117" style:family="paragraph" style:parent-style-name="ScriptTableText">
      <style:text-properties fo:language="pt" fo:country="BR" style:font-name-asian="Symbol"/>
    </style:style>
    <style:style style:name="P118" style:family="paragraph" style:parent-style-name="ScriptTableText">
      <style:text-properties fo:language="pt" fo:country="BR" officeooo:rsid="00054519" officeooo:paragraph-rsid="00054519" style:font-name-asian="Symbol"/>
    </style:style>
    <style:style style:name="P119" style:family="paragraph" style:parent-style-name="ScriptTableBullets1">
      <style:text-properties style:font-name-asian="Symbol"/>
    </style:style>
    <style:style style:name="P120" style:family="paragraph" style:parent-style-name="ScriptTableBullets1">
      <style:text-properties fo:language="pt" fo:country="BR"/>
    </style:style>
    <style:style style:name="P121" style:family="paragraph" style:parent-style-name="ScriptTableBullets1">
      <style:text-properties fo:language="pt" fo:country="BR" style:font-name-asian="Symbol"/>
    </style:style>
    <style:style style:name="P122" style:family="paragraph" style:parent-style-name="ScriptTableBullets1" style:list-style-name="WW8Num10">
      <style:text-properties fo:language="pt" fo:country="BR" officeooo:paragraph-rsid="00054519" style:font-name-asian="Symbol"/>
    </style:style>
    <style:style style:name="P123" style:family="paragraph" style:parent-style-name="ScriptTableBullets1" style:list-style-name="WW8Num10">
      <style:text-properties fo:language="pt" fo:country="BR" officeooo:rsid="00183792" officeooo:paragraph-rsid="00054519" style:font-name-asian="Symbol"/>
    </style:style>
    <style:style style:name="P124" style:family="paragraph" style:parent-style-name="ScriptTableBullets1">
      <style:text-properties fo:language="pt" fo:country="BR" officeooo:rsid="00054519" officeooo:paragraph-rsid="00054519" style:font-name-asian="Symbol"/>
    </style:style>
    <style:style style:name="P125" style:family="paragraph" style:parent-style-name="ScriptTableBullets1">
      <style:text-properties fo:language="pt" fo:country="BR" officeooo:rsid="00183792"/>
    </style:style>
    <style:style style:name="P126" style:family="paragraph" style:parent-style-name="ScriptTableBullets1" style:list-style-name="WW8Num10">
      <style:text-properties fo:language="pt" fo:country="BR" officeooo:rsid="00183792" officeooo:paragraph-rsid="00054519"/>
    </style:style>
    <style:style style:name="P127" style:family="paragraph" style:parent-style-name="ScriptTableBullets1" style:list-style-name="WW8Num10">
      <style:text-properties fo:language="pt" fo:country="BR" officeooo:rsid="00183792" officeooo:paragraph-rsid="00183792"/>
    </style:style>
    <style:style style:name="P128" style:family="paragraph" style:parent-style-name="ScriptTableBullets1" style:list-style-name="WW8Num10">
      <style:text-properties fo:language="pt" fo:country="BR" officeooo:rsid="00183792" officeooo:paragraph-rsid="0005df8c"/>
    </style:style>
    <style:style style:name="P129" style:family="paragraph" style:parent-style-name="ScriptTableBullets1">
      <style:text-properties fo:language="pt" fo:country="BR" officeooo:rsid="00183792" officeooo:paragraph-rsid="00183792"/>
    </style:style>
    <style:style style:name="P130" style:family="paragraph" style:parent-style-name="ScriptTableBullets1">
      <style:text-properties fo:language="pt" fo:country="BR" officeooo:rsid="00183792" officeooo:paragraph-rsid="0005df8c"/>
    </style:style>
    <style:style style:name="P131" style:family="paragraph" style:parent-style-name="ScriptTableBullets1" style:list-style-name="WW8Num10">
      <style:text-properties fo:language="pt" fo:country="BR" officeooo:paragraph-rsid="00054519"/>
    </style:style>
    <style:style style:name="P132" style:family="paragraph" style:parent-style-name="ScriptTableBullets1" style:list-style-name="WW8Num10">
      <style:text-properties fo:language="pt" fo:country="BR" officeooo:paragraph-rsid="000557c3"/>
    </style:style>
    <style:style style:name="P133" style:family="paragraph" style:parent-style-name="ScriptTableBullets1" style:list-style-name="WW8Num10">
      <style:text-properties fo:language="pt" fo:country="BR" officeooo:rsid="00164cc2" officeooo:paragraph-rsid="00054519"/>
    </style:style>
    <style:style style:name="P134" style:family="paragraph" style:parent-style-name="ScriptTableBullets1" style:list-style-name="WW8Num10">
      <style:text-properties fo:language="pt" fo:country="BR" fo:font-style="normal" fo:font-weight="normal" officeooo:rsid="00183792" officeooo:paragraph-rsid="00054519" style:font-name-asian="Symbol" style:font-style-asian="normal" style:font-weight-asian="normal" style:font-style-complex="normal" style:font-weight-complex="normal"/>
    </style:style>
    <style:style style:name="P135" style:family="paragraph" style:parent-style-name="ScriptTableBullets1" style:list-style-name="WW8Num10">
      <style:text-properties fo:language="pt" fo:country="BR" fo:font-style="normal" fo:font-weight="normal" officeooo:rsid="00183792" officeooo:paragraph-rsid="000557c3" style:font-name-asian="Symbol" style:font-style-asian="normal" style:font-weight-asian="normal" style:font-style-complex="normal" style:font-weight-complex="normal"/>
    </style:style>
    <style:style style:name="P136" style:family="paragraph" style:parent-style-name="ScriptTableBullets1">
      <style:text-properties fo:language="pt" fo:country="BR" officeooo:paragraph-rsid="0005df8c"/>
    </style:style>
    <style:style style:name="P137" style:family="paragraph" style:parent-style-name="ScriptTableBullets1">
      <style:text-properties fo:language="pt" fo:country="BR" fo:font-style="italic" fo:font-weight="bold" officeooo:rsid="00183792" officeooo:paragraph-rsid="0005df8c" style:font-style-asian="italic" style:font-weight-asian="bold"/>
    </style:style>
    <style:style style:name="P138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style:font-name-asian="Symbol"/>
    </style:style>
    <style:style style:name="P139" style:family="paragraph" style:parent-style-name="ScriptTableBullets1" style:list-style-name="">
      <loext:graphic-properties draw:fill="none"/>
      <style:paragraph-properties fo:margin-left="0.1252in" fo:margin-right="0in" fo:orphans="2" fo:widows="2" fo:text-indent="-0.1252in" style:auto-text-indent="false" fo:background-color="transparent">
        <style:tab-stops>
          <style:tab-stop style:position="0.1252in"/>
        </style:tab-stops>
      </style:paragraph-properties>
      <style:text-properties fo:language="pt" fo:country="BR" officeooo:paragraph-rsid="00054519"/>
    </style:style>
    <style:style style:name="P140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 officeooo:paragraph-rsid="00054519" style:font-name-asian="Symbol"/>
    </style:style>
    <style:style style:name="P14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 officeooo:paragraph-rsid="000557c3" style:font-name-asian="Symbol"/>
    </style:style>
    <style:style style:name="P14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/>
    </style:style>
    <style:style style:name="P143" style:family="paragraph" style:parent-style-name="Map_20_title">
      <style:text-properties fo:language="pt" fo:country="BR" officeooo:rsid="0002f7ac" officeooo:paragraph-rsid="0002f7ac"/>
    </style:style>
    <style:style style:name="P144" style:family="paragraph" style:parent-style-name="Map_20_title">
      <style:paragraph-properties fo:break-before="page"/>
      <style:text-properties fo:language="pt" fo:country="BR"/>
    </style:style>
    <style:style style:name="P145" style:family="paragraph" style:parent-style-name="Map_20_title">
      <style:paragraph-properties fo:break-before="page"/>
      <style:text-properties fo:language="pt" fo:country="BR" style:font-name-asian="Symbol"/>
    </style:style>
    <style:style style:name="P146" style:family="paragraph" style:parent-style-name="Map_20_title">
      <style:paragraph-properties fo:break-before="page"/>
      <style:text-properties fo:language="pt" fo:country="BR" officeooo:paragraph-rsid="0005a8ee" style:font-name-asian="Symbol"/>
    </style:style>
    <style:style style:name="P147" style:family="paragraph" style:parent-style-name="Map_20_title">
      <style:paragraph-properties fo:break-before="page"/>
      <style:text-properties fo:language="pt" fo:country="BR" officeooo:paragraph-rsid="00054519" style:font-name-asian="Symbol"/>
    </style:style>
    <style:style style:name="P148" style:family="paragraph" style:parent-style-name="Map_20_title">
      <style:paragraph-properties fo:break-before="page"/>
      <style:text-properties fo:language="pt" fo:country="BR" officeooo:rsid="00054519" officeooo:paragraph-rsid="00054519" style:font-name-asian="Symbol"/>
    </style:style>
    <style:style style:name="P149" style:family="paragraph" style:parent-style-name="Map_20_title">
      <style:paragraph-properties fo:break-before="page"/>
      <style:text-properties fo:language="pt" fo:country="BR" officeooo:rsid="0004a79e" officeooo:paragraph-rsid="0004a79e"/>
    </style:style>
    <style:style style:name="P150" style:family="paragraph" style:parent-style-name="Heading_20_4">
      <style:paragraph-properties fo:margin-left="0in" fo:margin-right="0in" fo:text-indent="0in" style:auto-text-indent="false"/>
      <style:text-properties style:font-name-asian="Symbol"/>
    </style:style>
    <style:style style:name="P151" style:family="paragraph" style:parent-style-name="Heading_20_4">
      <style:paragraph-properties fo:margin-left="0in" fo:margin-right="0in" fo:text-indent="0in" style:auto-text-indent="false" style:snap-to-layout-grid="false"/>
      <style:text-properties style:font-name-asian="Symbol"/>
    </style:style>
    <style:style style:name="P152" style:family="paragraph" style:parent-style-name="Heading_20_4">
      <style:paragraph-properties fo:margin-left="0in" fo:margin-right="0in" fo:text-indent="0in" style:auto-text-indent="false"/>
      <style:text-properties fo:language="pt" fo:country="BR" officeooo:rsid="0002f7ac" officeooo:paragraph-rsid="0002f7ac"/>
    </style:style>
    <style:style style:name="P153" style:family="paragraph" style:parent-style-name="Heading_20_4">
      <style:paragraph-properties fo:margin-left="0in" fo:margin-right="0in" fo:text-indent="0in" style:auto-text-indent="false"/>
      <style:text-properties fo:language="pt" fo:country="BR" officeooo:rsid="00033a56" officeooo:paragraph-rsid="00033a56"/>
    </style:style>
    <style:style style:name="P154" style:family="paragraph" style:parent-style-name="Heading_20_4">
      <style:paragraph-properties fo:margin-left="0in" fo:margin-right="0in" fo:text-indent="0in" style:auto-text-indent="false"/>
      <style:text-properties fo:language="pt" fo:country="BR" officeooo:rsid="0004a79e" officeooo:paragraph-rsid="0004a79e" style:font-name-asian="Symbol" style:font-name-complex="Symbol"/>
    </style:style>
    <style:style style:name="P155" style:family="paragraph" style:parent-style-name="Heading_20_4">
      <style:paragraph-properties fo:margin-left="0in" fo:margin-right="0in" fo:text-indent="0in" style:auto-text-indent="false"/>
      <style:text-properties fo:language="pt" fo:country="BR" officeooo:rsid="0004a79e" officeooo:paragraph-rsid="00054519" style:font-name-asian="Symbol" style:font-name-complex="Symbol"/>
    </style:style>
    <style:style style:name="P156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style:font-name-asian="Symbol" style:font-name-complex="Symbol"/>
    </style:style>
    <style:style style:name="P157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style:font-name-asian="Symbol"/>
    </style:style>
    <style:style style:name="P158" style:family="paragraph" style:parent-style-name="Heading_20_4">
      <style:paragraph-properties fo:margin-left="0in" fo:margin-right="0in" fo:text-indent="0in" style:auto-text-indent="false"/>
      <style:text-properties fo:language="pt" fo:country="BR" officeooo:rsid="00054519" officeooo:paragraph-rsid="00054519" style:font-name-asian="Symbol"/>
    </style:style>
    <style:style style:name="P159" style:family="paragraph" style:parent-style-name="Heading_20_4">
      <style:paragraph-properties fo:margin-left="0in" fo:margin-right="0in" fo:text-indent="0in" style:auto-text-indent="false"/>
      <style:text-properties fo:language="pt" fo:country="BR" officeooo:rsid="000557c3" officeooo:paragraph-rsid="000557c3" style:font-name-asian="Symbol"/>
    </style:style>
    <style:style style:name="P160" style:family="paragraph" style:parent-style-name="Heading_20_4">
      <style:paragraph-properties fo:margin-left="0in" fo:margin-right="0in" fo:text-indent="0in" style:auto-text-indent="false"/>
      <style:text-properties fo:language="pt" fo:country="BR" officeooo:rsid="0005df8c" officeooo:paragraph-rsid="0005df8c" style:font-name-asian="Symbol"/>
    </style:style>
    <style:style style:name="P161" style:family="paragraph" style:parent-style-name="Heading_20_4">
      <style:paragraph-properties fo:margin-left="0in" fo:margin-right="0in" fo:text-indent="0.0626in" style:auto-text-indent="false"/>
      <style:text-properties officeooo:paragraph-rsid="0005df8c" style:font-name-asian="Symbol"/>
    </style:style>
    <style:style style:name="P162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/>
    </style:style>
    <style:style style:name="P163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183792"/>
    </style:style>
    <style:style style:name="P16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05df8c"/>
    </style:style>
    <style:style style:name="P165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166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183792"/>
    </style:style>
    <style:style style:name="P167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05df8c"/>
    </style:style>
    <style:style style:name="P168" style:family="paragraph" style:parent-style-name="Heading_20_3">
      <style:text-properties fo:language="pt" fo:country="BR"/>
    </style:style>
    <style:style style:name="P169" style:family="paragraph" style:parent-style-name="Heading_20_3">
      <style:text-properties fo:language="pt" fo:country="BR" officeooo:paragraph-rsid="0005df8c" style:font-name-asian="Symbol"/>
    </style:style>
    <style:style style:name="P170" style:family="paragraph" style:parent-style-name="Block_20_line">
      <style:text-properties fo:font-size="12pt" fo:language="pt" fo:country="BR" fo:font-weight="bold" style:font-name-asian="Symbol" style:font-size-asian="12pt" style:language-asian="en" style:country-asian="US" style:font-weight-asian="bold"/>
    </style:style>
    <style:style style:name="P171" style:family="paragraph" style:parent-style-name="Block_20_line">
      <style:text-properties fo:font-size="9pt" fo:language="pt" fo:country="BR" style:font-name-asian="Symbol" style:font-size-asian="9pt" style:language-asian="en" style:country-asian="US"/>
    </style:style>
    <style:style style:name="P172" style:family="paragraph" style:parent-style-name="Block_20_line">
      <style:text-properties fo:language="pt" fo:country="BR" style:language-asian="en" style:country-asian="US"/>
    </style:style>
    <style:style style:name="P173" style:family="paragraph" style:parent-style-name="Block_20_line">
      <style:text-properties fo:language="pt" fo:country="BR" style:font-name-asian="Symbol" style:language-asian="en" style:country-asian="US"/>
    </style:style>
    <style:style style:name="P174" style:family="paragraph" style:parent-style-name="Block_20_line">
      <style:text-properties fo:language="pt" fo:country="BR" style:font-name-asian="Symbol" style:language-asian="en" style:country-asian="US" style:font-name-complex="Symbol"/>
    </style:style>
    <style:style style:name="P175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style:font-name-asian="Symbol" style:language-asian="en" style:country-asian="US"/>
    </style:style>
    <style:style style:name="P176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style:font-name-asian="Symbol" style:font-size-asian="12pt" style:language-asian="en" style:country-asian="US" style:font-weight-asian="bold"/>
    </style:style>
    <style:style style:name="P177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style:font-name-asian="Symbol" style:font-size-asian="8pt" style:language-asian="en" style:country-asian="US" style:font-weight-asian="bold"/>
    </style:style>
    <style:style style:name="P178" style:family="paragraph" style:parent-style-name="Footer">
      <style:text-properties fo:language="pt" fo:country="BR"/>
    </style:style>
    <style:style style:name="P179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180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2f7ac" officeooo:paragraph-rsid="0002f7ac"/>
    </style:style>
    <style:style style:name="P181" style:family="paragraph" style:parent-style-name="Block_20_label">
      <style:paragraph-properties fo:margin-left="0in" fo:margin-right="0in" fo:text-indent="0in" style:auto-text-indent="false" style:snap-to-layout-grid="false"/>
      <style:text-properties fo:language="pt" fo:country="BR" fo:font-weight="normal" style:font-weight-asian="normal"/>
    </style:style>
    <style:style style:name="P182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4a79e" officeooo:paragraph-rsid="0004a79e"/>
    </style:style>
    <style:style style:name="P183" style:family="paragraph" style:parent-style-name="Continued_20_on_20_next_20_page">
      <style:text-properties fo:language="pt" fo:country="BR" style:font-name-asian="Symbol" style:language-asian="en" style:country-asian="US"/>
    </style:style>
    <style:style style:name="P184" style:family="paragraph" style:parent-style-name="Continued_20_on_20_next_20_page">
      <style:text-properties fo:language="pt" fo:country="BR" officeooo:paragraph-rsid="000557c3" style:font-name-asian="Symbol" style:language-asian="en" style:country-asian="US"/>
    </style:style>
    <style:style style:name="P185" style:family="paragraph" style:parent-style-name="Continued_20_on_20_next_20_page">
      <style:text-properties fo:language="pt" fo:country="BR" officeooo:rsid="00054519" officeooo:paragraph-rsid="00054519" style:font-name-asian="Symbol" style:language-asian="en" style:country-asian="US"/>
    </style:style>
    <style:style style:name="P186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rsid="00054519" officeooo:paragraph-rsid="00054519" style:font-name-asian="Symbol" style:language-asian="en" style:country-asian="US"/>
    </style:style>
    <style:style style:name="P187" style:family="paragraph" style:parent-style-name="Table_20_text">
      <style:text-properties fo:language="en" fo:country="US" officeooo:paragraph-rsid="0005df8c" style:language-asian="en" style:country-asian="US"/>
    </style:style>
    <style:style style:name="P188" style:family="paragraph" style:parent-style-name="Table_20_text">
      <style:text-properties fo:language="en" fo:country="US" style:font-name-asian="Symbol" style:language-asian="en" style:country-asian="US"/>
    </style:style>
    <style:style style:name="P189" style:family="paragraph" style:parent-style-name="Table_20_text">
      <style:text-properties fo:language="pt" fo:country="BR" officeooo:rsid="00183792"/>
    </style:style>
    <style:style style:name="P190" style:family="paragraph" style:parent-style-name="Table_20_text">
      <style:text-properties fo:language="pt" fo:country="BR" officeooo:rsid="00183792" officeooo:paragraph-rsid="0005df8c"/>
    </style:style>
    <style:style style:name="P191" style:family="paragraph" style:parent-style-name="Table_20_text">
      <style:text-properties fo:language="pt" fo:country="BR" style:language-asian="en" style:country-asian="US"/>
    </style:style>
    <style:style style:name="P192" style:family="paragraph" style:parent-style-name="Table_20_text">
      <style:paragraph-properties fo:text-align="center" style:justify-single-word="false"/>
      <style:text-properties fo:language="pt" fo:country="BR" fo:font-weight="bold" officeooo:rsid="0002f7ac" officeooo:paragraph-rsid="0002f7ac" style:font-weight-asian="bold"/>
    </style:style>
    <style:style style:name="P193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194" style:family="paragraph" style:parent-style-name="logo">
      <style:text-properties fo:language="pt" fo:country="BR"/>
    </style:style>
    <style:style style:name="P195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196" style:family="paragraph" style:parent-style-name="title" style:master-page-name="Standard">
      <style:paragraph-properties style:page-number="auto"/>
      <style:text-properties fo:language="pt" fo:country="BR"/>
    </style:style>
    <style:style style:name="P197" style:family="paragraph" style:parent-style-name="author">
      <style:text-properties fo:language="pt" fo:country="BR"/>
    </style:style>
    <style:style style:name="P198" style:family="paragraph" style:parent-style-name="author">
      <style:text-properties fo:language="pt" fo:country="BR" officeooo:rsid="0002f7ac" officeooo:paragraph-rsid="0002f7ac"/>
    </style:style>
    <style:style style:name="P199" style:family="paragraph" style:parent-style-name="project">
      <style:text-properties fo:language="pt" fo:country="BR"/>
    </style:style>
    <style:style style:name="P200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02f7ac"/>
    </style:style>
    <style:style style:name="P201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 officeooo:paragraph-rsid="0002f7ac"/>
    </style:style>
    <style:style style:name="P202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02f7ac" style:font-name-complex="Helvetica"/>
    </style:style>
    <style:style style:name="P203" style:family="paragraph" style:parent-style-name="wsh1">
      <style:text-properties fo:language="pt" fo:country="BR" style:font-name-asian="Symbol"/>
    </style:style>
    <style:style style:name="P204" style:family="paragraph" style:parent-style-name="ScriptTableHeader">
      <style:text-properties officeooo:paragraph-rsid="0005df8c" style:font-name-asian="Symbol"/>
    </style:style>
    <style:style style:name="P205" style:family="paragraph" style:parent-style-name="ScriptTableHeader">
      <style:text-properties fo:language="pt" fo:country="BR" officeooo:rsid="00183792" officeooo:paragraph-rsid="00183792"/>
    </style:style>
    <style:style style:name="P206" style:family="paragraph" style:parent-style-name="ScriptTableHeader">
      <style:text-properties fo:language="pt" fo:country="BR" officeooo:rsid="00183792" officeooo:paragraph-rsid="0005df8c"/>
    </style:style>
    <style:style style:name="P207" style:family="paragraph" style:parent-style-name="ScriptTableHeader">
      <style:text-properties fo:language="pt" fo:country="BR" officeooo:rsid="00054519" officeooo:paragraph-rsid="00054519" style:font-name-asian="Symbol"/>
    </style:style>
    <style:style style:name="P208" style:family="paragraph" style:parent-style-name="ScriptTableHeader">
      <style:text-properties fo:language="pt" fo:country="BR" officeooo:rsid="000557c3" officeooo:paragraph-rsid="000557c3" style:font-name-asian="Symbol"/>
    </style:style>
    <style:style style:name="P209" style:family="paragraph" style:parent-style-name="ScriptTableHeader">
      <style:text-properties fo:language="pt" fo:country="BR" officeooo:rsid="000745d9" officeooo:paragraph-rsid="000745d9" style:font-name-asian="Symbol"/>
    </style:style>
    <style:style style:name="P210" style:family="paragraph" style:parent-style-name="Table_20_Contents">
      <style:text-properties fo:language="pt" fo:country="BR"/>
    </style:style>
    <style:style style:name="P211" style:family="paragraph" style:parent-style-name="Table_20_Contents">
      <style:text-properties fo:language="pt" fo:country="BR" fo:font-weight="bold" style:font-weight-asian="bold"/>
    </style:style>
    <style:style style:name="P212" style:family="paragraph" style:parent-style-name="Table_20_Contents">
      <style:text-properties fo:language="pt" fo:country="BR" style:font-name-asian="Symbol" style:font-name-complex="Symbo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ize-complex="12pt" style:font-style-complex="italic"/>
    </style:style>
    <style:style style:name="T4" style:family="text">
      <style:text-properties fo:font-style="italic" style:language-asian="en" style:country-asian="US" style:font-style-asian="italic" style:font-style-complex="italic"/>
    </style:style>
    <style:style style:name="T5" style:family="text">
      <style:text-properties fo:font-style="italic" officeooo:rsid="0002f7ac" style:language-asian="en" style:country-asian="US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83792" style:font-style-asian="italic" style:font-weight-asian="bold"/>
    </style:style>
    <style:style style:name="T8" style:family="text">
      <style:text-properties fo:font-style="italic" style:font-name-asian="Symbol" style:language-asian="en" style:country-asian="US" style:font-style-asian="italic" style:font-name-complex="Symbol"/>
    </style:style>
    <style:style style:name="T9" style:family="text">
      <style:text-properties fo:font-style="italic" style:font-name-asian="Symbol" style:language-asian="en" style:country-asian="US" style:font-style-asian="italic" style:font-name-complex="Symbol" style:font-style-complex="italic"/>
    </style:style>
    <style:style style:name="T10" style:family="text">
      <style:text-properties fo:font-style="italic" officeooo:rsid="0004a79e" style:font-name-asian="Symbol" style:language-asian="en" style:country-asian="US" style:font-style-asian="italic" style:font-name-complex="Symbol" style:font-style-complex="italic"/>
    </style:style>
    <style:style style:name="T11" style:family="text">
      <style:text-properties fo:language="en" fo:country="US" style:language-asian="en" style:country-asian="US"/>
    </style:style>
    <style:style style:name="T12" style:family="text">
      <style:text-properties fo:language="en" fo:country="US" style:language-asian="en" style:country-asian="US" style:font-style-complex="italic"/>
    </style:style>
    <style:style style:name="T13" style:family="text">
      <style:text-properties fo:language="en" fo:country="US" officeooo:rsid="0004a79e" style:language-asian="en" style:country-asian="US" style:font-style-complex="italic"/>
    </style:style>
    <style:style style:name="T14" style:family="text">
      <style:text-properties fo:language="en" fo:country="US" officeooo:rsid="00054519" style:language-asian="en" style:country-asian="US" style:font-style-complex="italic"/>
    </style:style>
    <style:style style:name="T15" style:family="text">
      <style:text-properties fo:language="en" fo:country="US" officeooo:rsid="00183792" style:language-asian="en" style:country-asian="US" style:font-size-complex="12pt"/>
    </style:style>
    <style:style style:name="T16" style:family="text">
      <style:text-properties fo:language="en" fo:country="US" officeooo:rsid="0002f7ac" style:language-asian="en" style:country-asian="US"/>
    </style:style>
    <style:style style:name="T17" style:family="text">
      <style:text-properties fo:language="en" fo:country="US" officeooo:rsid="00033a56" style:language-asian="en" style:country-asian="US"/>
    </style:style>
    <style:style style:name="T18" style:family="text">
      <style:text-properties fo:language="en" fo:country="US" officeooo:rsid="0004a79e" style:language-asian="en" style:country-asian="US"/>
    </style:style>
    <style:style style:name="T19" style:family="text">
      <style:text-properties fo:language="en" fo:country="US" officeooo:rsid="00054519" style:language-asian="en" style:country-asian="US"/>
    </style:style>
    <style:style style:name="T20" style:family="text">
      <style:text-properties fo:language="en" fo:country="US" officeooo:rsid="00183792" style:language-asian="en" style:country-asian="US"/>
    </style:style>
    <style:style style:name="T21" style:family="text">
      <style:text-properties fo:language="en" fo:country="US" style:font-name-asian="Times" style:language-asian="en" style:country-asian="US"/>
    </style:style>
    <style:style style:name="T22" style:family="text">
      <style:text-properties fo:language="en" fo:country="US" style:font-name-asian="Times" style:language-asian="en" style:country-asian="US" style:font-name-complex="Times"/>
    </style:style>
    <style:style style:name="T23" style:family="text">
      <style:text-properties fo:language="en" fo:country="US" style:font-name-asian="Times" style:language-asian="en" style:country-asian="US" style:font-style-complex="italic"/>
    </style:style>
    <style:style style:name="T24" style:family="text">
      <style:text-properties fo:language="en" fo:country="US" fo:font-style="italic" style:language-asian="en" style:country-asian="US" style:font-style-asian="italic" style:font-style-complex="italic"/>
    </style:style>
    <style:style style:name="T25" style:family="text">
      <style:text-properties fo:language="en" fo:country="US" fo:font-style="italic" officeooo:rsid="0002f7ac" style:language-asian="en" style:country-asian="US" style:font-style-asian="italic" style:font-style-complex="italic"/>
    </style:style>
    <style:style style:name="T26" style:family="text">
      <style:text-properties fo:language="en" fo:country="US" fo:font-style="italic" style:language-asian="en" style:country-asian="US" style:font-style-asian="italic" style:font-size-complex="12pt" style:font-style-complex="italic"/>
    </style:style>
    <style:style style:name="T27" style:family="text">
      <style:text-properties fo:language="en" fo:country="US" fo:font-style="italic" style:font-name-asian="Symbol" style:language-asian="en" style:country-asian="US" style:font-style-asian="italic" style:font-name-complex="Symbol"/>
    </style:style>
    <style:style style:name="T28" style:family="text">
      <style:text-properties fo:language="en" fo:country="US" fo:font-style="italic" style:font-name-asian="Symbol" style:language-asian="en" style:country-asian="US" style:font-style-asian="italic" style:font-name-complex="Symbol" style:font-style-complex="italic"/>
    </style:style>
    <style:style style:name="T29" style:family="text">
      <style:text-properties fo:language="en" fo:country="US" fo:font-style="italic" officeooo:rsid="0004a79e" style:font-name-asian="Symbol" style:language-asian="en" style:country-asian="US" style:font-style-asian="italic" style:font-name-complex="Symbol" style:font-style-complex="italic"/>
    </style:style>
    <style:style style:name="T30" style:family="text">
      <style:text-properties fo:language="en" fo:country="US" style:font-name-asian="Symbol" style:language-asian="en" style:country-asian="US"/>
    </style:style>
    <style:style style:name="T31" style:family="text">
      <style:text-properties fo:language="en" fo:country="US" style:font-name-asian="Symbol" style:language-asian="en" style:country-asian="US" style:font-name-complex="Symbol"/>
    </style:style>
    <style:style style:name="T32" style:family="text">
      <style:text-properties fo:language="en" fo:country="US" officeooo:rsid="0004a79e" style:font-name-asian="Symbol" style:language-asian="en" style:country-asian="US" style:font-name-complex="Symbol"/>
    </style:style>
    <style:style style:name="T33" style:family="text">
      <style:text-properties fo:language="en" fo:country="US" style:font-name-asian="Symbol" style:language-asian="en" style:country-asian="US" style:font-style-complex="italic"/>
    </style:style>
    <style:style style:name="T34" style:family="text">
      <style:text-properties fo:language="en" fo:country="US" fo:font-weight="bold" officeooo:rsid="00183792" style:language-asian="en" style:country-asian="US" style:font-weight-asian="bold" style:font-size-complex="12pt" style:font-weight-complex="bold"/>
    </style:style>
    <style:style style:name="T35" style:family="text">
      <style:text-properties fo:language="en" fo:country="US" fo:font-style="normal" officeooo:rsid="0002f7ac" style:language-asian="en" style:country-asian="US" style:font-style-asian="normal" style:font-style-complex="normal"/>
    </style:style>
    <style:style style:name="T36" style:family="text">
      <style:text-properties fo:language="en" fo:country="US" fo:font-style="normal" officeooo:rsid="0004a79e" style:font-name-asian="Symbol" style:language-asian="en" style:country-asian="US" style:font-style-asian="normal" style:font-name-complex="Symbol" style:font-style-complex="normal"/>
    </style:style>
    <style:style style:name="T37" style:family="text">
      <style:text-properties style:language-asian="en" style:country-asian="US"/>
    </style:style>
    <style:style style:name="T38" style:family="text">
      <style:text-properties style:language-asian="en" style:country-asian="US" style:font-style-complex="italic"/>
    </style:style>
    <style:style style:name="T39" style:family="text">
      <style:text-properties officeooo:rsid="0004a79e" style:language-asian="en" style:country-asian="US" style:font-style-complex="italic"/>
    </style:style>
    <style:style style:name="T40" style:family="text">
      <style:text-properties officeooo:rsid="00054519" style:language-asian="en" style:country-asian="US" style:font-style-complex="italic"/>
    </style:style>
    <style:style style:name="T41" style:family="text">
      <style:text-properties officeooo:rsid="00183792" style:language-asian="en" style:country-asian="US"/>
    </style:style>
    <style:style style:name="T42" style:family="text">
      <style:text-properties officeooo:rsid="00183792" style:language-asian="en" style:country-asian="US" style:font-size-complex="12pt"/>
    </style:style>
    <style:style style:name="T43" style:family="text">
      <style:text-properties officeooo:rsid="001c12b3" style:language-asian="en" style:country-asian="US"/>
    </style:style>
    <style:style style:name="T44" style:family="text">
      <style:text-properties officeooo:rsid="0002f7ac" style:language-asian="en" style:country-asian="US"/>
    </style:style>
    <style:style style:name="T45" style:family="text">
      <style:text-properties officeooo:rsid="00033a56" style:language-asian="en" style:country-asian="US"/>
    </style:style>
    <style:style style:name="T46" style:family="text">
      <style:text-properties officeooo:rsid="0004a79e" style:language-asian="en" style:country-asian="US"/>
    </style:style>
    <style:style style:name="T47" style:family="text">
      <style:text-properties officeooo:rsid="00054519" style:language-asian="en" style:country-asian="US"/>
    </style:style>
    <style:style style:name="T48" style:family="text">
      <style:text-properties fo:font-weight="bold" officeooo:rsid="00183792" style:font-weight-asian="bold" style:font-weight-complex="bold"/>
    </style:style>
    <style:style style:name="T49" style:family="text">
      <style:text-properties fo:font-weight="bold" officeooo:rsid="00183792" style:language-asian="en" style:country-asian="US" style:font-weight-asian="bold" style:font-size-complex="12pt" style:font-weight-complex="bold"/>
    </style:style>
    <style:style style:name="T50" style:family="text">
      <style:text-properties style:font-name-asian="Times"/>
    </style:style>
    <style:style style:name="T51" style:family="text">
      <style:text-properties style:font-name-asian="Times" style:language-asian="en" style:country-asian="US"/>
    </style:style>
    <style:style style:name="T52" style:family="text">
      <style:text-properties style:font-name-asian="Times" style:language-asian="en" style:country-asian="US" style:font-name-complex="Times"/>
    </style:style>
    <style:style style:name="T53" style:family="text">
      <style:text-properties style:font-name-asian="Times" style:language-asian="en" style:country-asian="US" style:font-style-complex="italic"/>
    </style:style>
    <style:style style:name="T54" style:family="text">
      <style:text-properties style:font-style-complex="italic"/>
    </style:style>
    <style:style style:name="T55" style:family="text">
      <style:text-properties style:font-name="Symbol" fo:language="en" fo:country="US" style:font-name-asian="Symbol" style:language-asian="en" style:country-asian="US" style:font-name-complex="Symbol"/>
    </style:style>
    <style:style style:name="T56" style:family="text">
      <style:text-properties style:font-name="Symbol" fo:font-size="10pt" style:font-name-asian="Symbol" style:font-size-asian="10pt" style:font-name-complex="Symbol"/>
    </style:style>
    <style:style style:name="T57" style:family="text">
      <style:text-properties style:font-name="Symbol" style:font-name-asian="Symbol" style:language-asian="en" style:country-asian="US" style:font-name-complex="Symbol"/>
    </style:style>
    <style:style style:name="T58" style:family="text">
      <style:text-properties style:font-name-complex="Symbol"/>
    </style:style>
    <style:style style:name="T59" style:family="text">
      <style:text-properties style:font-name-asian="Symbol"/>
    </style:style>
    <style:style style:name="T60" style:family="text">
      <style:text-properties style:font-name-asian="Symbol" style:language-asian="en" style:country-asian="US"/>
    </style:style>
    <style:style style:name="T61" style:family="text">
      <style:text-properties style:font-name-asian="Symbol" style:language-asian="en" style:country-asian="US" style:font-name-complex="Symbol"/>
    </style:style>
    <style:style style:name="T62" style:family="text">
      <style:text-properties officeooo:rsid="0004a79e" style:font-name-asian="Symbol" style:language-asian="en" style:country-asian="US" style:font-name-complex="Symbol"/>
    </style:style>
    <style:style style:name="T63" style:family="text">
      <style:text-properties style:font-name-asian="Symbol" style:language-asian="en" style:country-asian="US" style:font-style-complex="italic"/>
    </style:style>
    <style:style style:name="T64" style:family="text">
      <style:text-properties officeooo:rsid="00054519" style:font-name-asian="Symbol"/>
    </style:style>
    <style:style style:name="T65" style:family="text">
      <style:text-properties officeooo:rsid="00183792" style:font-name-asian="Symbol"/>
    </style:style>
    <style:style style:name="T66" style:family="text">
      <style:text-properties style:font-name-asian="Helvetica" style:font-name-complex="Helvetica"/>
    </style:style>
    <style:style style:name="T67" style:family="text">
      <style:text-properties officeooo:rsid="0004a79e" style:font-name-asian="Helvetica" style:font-name-complex="Helvetica"/>
    </style:style>
    <style:style style:name="T68" style:family="text">
      <style:text-properties fo:font-weight="normal" officeooo:rsid="00183792" style:font-weight-asian="normal" style:font-weight-complex="normal"/>
    </style:style>
    <style:style style:name="T69" style:family="text">
      <style:text-properties fo:font-weight="normal" officeooo:rsid="0019ed07" style:font-weight-asian="normal" style:font-weight-complex="normal"/>
    </style:style>
    <style:style style:name="T70" style:family="text">
      <style:text-properties fo:font-size="12pt" fo:font-weight="normal" style:font-size-asian="12pt" style:font-weight-asian="normal"/>
    </style:style>
    <style:style style:name="T71" style:family="text">
      <style:text-properties fo:font-size="12pt" fo:font-weight="normal" officeooo:rsid="00054519" style:font-size-asian="12pt" style:font-weight-asian="normal"/>
    </style:style>
    <style:style style:name="T72" style:family="text">
      <style:text-properties fo:font-size="12pt" fo:font-weight="normal" officeooo:rsid="00183792" style:font-size-asian="12pt" style:font-weight-asian="normal"/>
    </style:style>
    <style:style style:name="T73" style:family="text">
      <style:text-properties fo:font-size="12pt" fo:font-weight="normal" officeooo:rsid="00054519" style:font-size-asian="12pt" style:language-asian="en" style:country-asian="US" style:font-weight-asian="normal"/>
    </style:style>
    <style:style style:name="T74" style:family="text">
      <style:text-properties fo:font-size="12pt" fo:language="en" fo:country="US" fo:font-weight="normal" officeooo:rsid="00054519" style:font-size-asian="12pt" style:language-asian="en" style:country-asian="US" style:font-weight-asian="normal"/>
    </style:style>
    <style:style style:name="T75" style:family="text">
      <style:text-properties fo:font-size="12pt" fo:language="pt" fo:country="BR" fo:font-weight="normal" officeooo:rsid="00183792" style:font-size-asian="12pt" style:font-weight-asian="normal"/>
    </style:style>
    <style:style style:name="T76" style:family="text">
      <style:text-properties fo:font-size="14pt" fo:font-weight="bold" style:font-size-asian="14pt" style:font-weight-asian="bold"/>
    </style:style>
    <style:style style:name="T77" style:family="text">
      <style:text-properties fo:font-size="14pt" fo:font-weight="bold" officeooo:rsid="00054519" style:font-size-asian="14pt" style:font-weight-asian="bold"/>
    </style:style>
    <style:style style:name="T78" style:family="text">
      <style:text-properties fo:font-size="14pt" fo:font-weight="bold" officeooo:rsid="000557c3" style:font-size-asian="14pt" style:font-weight-asian="bold"/>
    </style:style>
    <style:style style:name="T79" style:family="text">
      <style:text-properties style:font-name="Times" style:font-name-complex="Times"/>
    </style:style>
    <style:style style:name="T80" style:family="text">
      <style:text-properties style:font-name="Times" officeooo:rsid="0005a8ee" style:font-name-complex="Times"/>
    </style:style>
    <style:style style:name="T81" style:family="text">
      <style:text-properties fo:font-size="11pt" fo:language="en" fo:country="US" style:font-size-asian="11pt" style:language-asian="en" style:country-asian="US"/>
    </style:style>
    <style:style style:name="T82" style:family="text">
      <style:text-properties style:font-name="New Century Schlbk" fo:font-size="10pt" style:font-size-asian="10pt" style:font-name-complex="New Century Schlbk"/>
    </style:style>
    <style:style style:name="T83" style:family="text">
      <style:text-properties style:font-name="New Century Schlbk" fo:font-size="10pt" officeooo:rsid="0002f7ac" style:font-size-asian="10pt" style:font-name-complex="New Century Schlbk"/>
    </style:style>
    <style:style style:name="T84" style:family="text">
      <style:text-properties style:font-name="New Century Schlbk" fo:font-size="10pt" style:font-name-asian="Symbol" style:font-size-asian="10pt" style:font-name-complex="New Century Schlbk"/>
    </style:style>
    <style:style style:name="T85" style:family="text">
      <style:text-properties style:font-name="New Century Schlbk" fo:font-size="10pt" officeooo:rsid="0002f7ac" style:font-name-asian="Symbol" style:font-size-asian="10pt" style:font-name-complex="New Century Schlbk"/>
    </style:style>
    <style:style style:name="T86" style:family="text">
      <style:text-properties officeooo:rsid="0002f7ac"/>
    </style:style>
    <style:style style:name="T87" style:family="text">
      <style:text-properties officeooo:rsid="00164cc2"/>
    </style:style>
    <style:style style:name="T88" style:family="text">
      <style:text-properties fo:font-style="normal" fo:font-weight="normal" officeooo:rsid="00054519" style:font-style-asian="normal" style:font-weight-asian="normal" style:font-style-complex="normal" style:font-weight-complex="normal"/>
    </style:style>
    <style:style style:name="T89" style:family="text">
      <style:text-properties fo:font-style="normal" officeooo:rsid="0002f7ac" style:language-asian="en" style:country-asian="US" style:font-style-asian="normal" style:font-style-complex="normal"/>
    </style:style>
    <style:style style:name="T90" style:family="text">
      <style:text-properties fo:font-style="normal" officeooo:rsid="0004a79e" style:font-name-asian="Symbol" style:language-asian="en" style:country-asian="US" style:font-style-asian="normal" style:font-name-complex="Symbol" style:font-style-complex="normal"/>
    </style:style>
    <style:style style:name="T91" style:family="text">
      <style:text-properties officeooo:rsid="00033a56"/>
    </style:style>
    <style:style style:name="T92" style:family="text">
      <style:text-properties officeooo:rsid="0004a79e"/>
    </style:style>
    <style:style style:name="T93" style:family="text">
      <style:text-properties officeooo:rsid="00054519"/>
    </style:style>
    <style:style style:name="T94" style:family="text">
      <style:text-properties fo:language="pt" fo:country="BR"/>
    </style:style>
    <style:style style:name="T95" style:family="text">
      <style:text-properties fo:language="pt" fo:country="BR" officeooo:rsid="00183792"/>
    </style:style>
    <style:style style:name="T96" style:family="text">
      <style:text-properties fo:language="pt" fo:country="BR" officeooo:rsid="00183792" style:font-name-asian="Symbol"/>
    </style:style>
    <style:style style:name="T97" style:family="text">
      <style:text-properties fo:language="pt" fo:country="BR" officeooo:rsid="00054519" style:font-name-asian="Symbol"/>
    </style:style>
    <style:style style:name="T98" style:family="text">
      <style:text-properties fo:language="pt" fo:country="BR" officeooo:rsid="00164cc2"/>
    </style:style>
    <style:style style:name="T99" style:family="text">
      <style:text-properties officeooo:rsid="00183792"/>
    </style:style>
    <style:style style:name="T100" style:family="text">
      <style:text-properties officeooo:rsid="0019ed07"/>
    </style:style>
    <style:style style:name="T101" style:family="text">
      <style:text-properties officeooo:rsid="001adfdc"/>
    </style:style>
    <style:style style:name="T102" style:family="text">
      <style:text-properties officeooo:rsid="0005df8c"/>
    </style:style>
    <style:style style:name="T103" style:family="text">
      <style:text-properties style:font-name-asian="Times"/>
    </style:style>
    <style:style style:name="T104" style:family="text">
      <style:text-properties style:font-name-asian="Times" style:language-asian="en" style:country-asian="US"/>
    </style:style>
    <style:style style:name="T105" style:family="text">
      <style:text-properties officeooo:rsid="001c12b3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6"><text:span text:style-name="T86">Material para realização do</text:span><text:line-break/>Program<text:span text:style-name="T86">a</text:span> 1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4"><draw:frame draw:style-name="fr1" draw:name="Image1" text:anchor-type="as-char" svg:width="0.5957in" svg:height="0.3362in" draw:z-index="0"><draw:image xlink:href="Pictures/200000090000142700000C81027E472B9D7E99FD.wmf" xlink:type="simple" xlink:show="embed" xlink:actuate="onLoad"/></draw:frame></text:p>
          </table:table-cell>
          <table:table-cell table:style-name="Table1.A1" office:value-type="string">
            <text:p text:style-name="P195"><text:tab/><text:line-break/><text:tab/><text:line-break/><text:tab/><text:line-break/><text:tab/><text:line-break/><text:tab/></text:p>
          </table:table-cell>
        </table:table-row>
      </table:table>
      <text:p text:style-name="P197">Personal Software Process (PSP) <text:span text:style-name="T86">para</text:span> <text:span text:style-name="T86">Engenheiros</text:span></text:p>
      <text:p text:style-name="P198">Parte 1</text:p>
      <text:p text:style-name="P197"/>
      <text:p text:style-name="P199"/>
      <text:p text:style-name="P197"/>
      <text:p text:style-name="P199"/>
      <text:p text:style-name="P199"/>
      <text:p text:style-name="P199"/>
      <text:p text:style-name="P200"><text:span text:style-name="T87">O </text:span>Software Engineering Institute (SEI)</text:p>
      <text:p text:style-name="P201">é um centro de pesquisa e desenvolvimento</text:p>
      <text:p text:style-name="P201">patrocinado pelo Departamento de Defesa dos Estados Unidos da América e</text:p>
      <text:p text:style-name="P200"><text:span text:style-name="T87">operado pela</text:span> Carnegie Mellon University.</text:p>
      <text:p text:style-name="P199"/>
      <text:p text:style-name="P199"/>
      <text:p text:style-name="P199"/>
      <text:p text:style-name="P199"/>
      <text:p text:style-name="P199"/>
      <text:p text:style-name="P201">Este material foi aprovado para distribuição pública.</text:p>
      <text:p text:style-name="P202"><text:span text:style-name="T87">Distribuição limitada pelo</text:span> Software Engineering Institute <text:span text:style-name="T87">para os participantes</text:span>.</text:p>
      <text:p text:style-name="P26"/>
      <text:p text:style-name="P12"/>
      <text:p text:style-name="P93">Personal Software Process <text:span text:style-name="T86">para</text:span> <text:span text:style-name="T86">Engenheiros: Parte 1</text:span></text:p>
      <text:p text:style-name="P92">Material para realização do Programa 1</text:p>
      <text:p text:style-name="P143">Visão geral</text:p>
      <text:p text:style-name="P17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52" text:outline-level="4">Visão geral</text:h>
          </table:table-cell>
          <table:table-cell table:style-name="Table2.A1" table:number-columns-spanned="2" office:value-type="string">
            <text:p text:style-name="P40"><text:span text:style-name="T37">Este material trata os seguintes tópicos</text:span></text:p>
            <text:p text:style-name="P57"/>
          </table:table-cell>
          <table:covered-table-cell/>
        </table:table-row>
        <table:table-row table:style-name="Table2.2"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92">Seção</text:p>
          </table:table-cell>
          <table:table-cell table:style-name="Table2.C2" office:value-type="string">
            <text:p text:style-name="P192">Página</text:p>
          </table:table-cell>
        </table:table-row>
        <table:table-row table:style-name="Table2.2">
          <table:table-cell table:style-name="Table2.A3" office:value-type="string">
            <text:p text:style-name="P1"/>
          </table:table-cell>
          <table:table-cell table:style-name="Table2.B2" office:value-type="string">
            <text:p text:style-name="P58">Pré-requisitos</text:p>
          </table:table-cell>
          <table:table-cell table:style-name="Table2.C2" office:value-type="string">
            <text:p text:style-name="P193">2</text:p>
          </table:table-cell>
        </table:table-row>
        <table:table-row table:style-name="Table2.2">
          <table:table-cell table:style-name="Table2.A4" office:value-type="string">
            <text:p text:style-name="P2"/>
          </table:table-cell>
          <table:table-cell table:style-name="Table2.B2" office:value-type="string">
            <text:p text:style-name="P58">Requisitos do Programa 1</text:p>
          </table:table-cell>
          <table:table-cell table:style-name="Table2.C2" office:value-type="string">
            <text:p text:style-name="P193">3</text:p>
          </table:table-cell>
        </table:table-row>
        <table:table-row table:style-name="Table2.2">
          <table:table-cell table:style-name="Table2.A5" office:value-type="string">
            <text:p text:style-name="P2"/>
          </table:table-cell>
          <table:table-cell table:style-name="Table2.B2" office:value-type="string">
            <text:p text:style-name="P58">Visão geral sobre listas encadeadas</text:p>
          </table:table-cell>
          <table:table-cell table:style-name="Table2.C2" office:value-type="string">
            <text:p text:style-name="P193">4</text:p>
          </table:table-cell>
        </table:table-row>
        <table:table-row table:style-name="Table2.2">
          <table:table-cell table:style-name="Table2.A6" office:value-type="string">
            <text:p text:style-name="P2"/>
          </table:table-cell>
          <table:table-cell table:style-name="Table2.B2" office:value-type="string">
            <text:p text:style-name="P50"><text:span text:style-name="T44">Visão geral sobre média e desvio padrão</text:span></text:p>
          </table:table-cell>
          <table:table-cell table:style-name="Table2.C2" office:value-type="string">
            <text:p text:style-name="P193">5</text:p>
          </table:table-cell>
        </table:table-row>
        <table:table-row table:style-name="Table2.2">
          <table:table-cell table:style-name="Table2.A7" office:value-type="string">
            <text:p text:style-name="P2"/>
          </table:table-cell>
          <table:table-cell table:style-name="Table2.B2" office:value-type="string">
            <text:p text:style-name="P50"><text:span text:style-name="T44">Utilização da média e do desvio padrão no PSP</text:span></text:p>
          </table:table-cell>
          <table:table-cell table:style-name="Table2.C2" office:value-type="string">
            <text:p text:style-name="P193">5</text:p>
          </table:table-cell>
        </table:table-row>
        <table:table-row table:style-name="Table2.2">
          <table:table-cell table:style-name="Table2.A8" office:value-type="string">
            <text:p text:style-name="P2"/>
          </table:table-cell>
          <table:table-cell table:style-name="Table2.B2" office:value-type="string">
            <text:p text:style-name="P50"><text:span text:style-name="T44">Cálculo da média e do desvio padrão</text:span></text:p>
          </table:table-cell>
          <table:table-cell table:style-name="Table2.C2" office:value-type="string">
            <text:p text:style-name="P193">5</text:p>
          </table:table-cell>
        </table:table-row>
        <table:table-row table:style-name="Table2.2">
          <table:table-cell table:style-name="Table2.A9" office:value-type="string">
            <text:p text:style-name="P2"/>
          </table:table-cell>
          <table:table-cell table:style-name="Table2.B2" office:value-type="string">
            <text:p text:style-name="P50"><text:span text:style-name="T44">Exemplo de média e desvio padrão</text:span></text:p>
          </table:table-cell>
          <table:table-cell table:style-name="Table2.C2" office:value-type="string">
            <text:p text:style-name="P193">6</text:p>
          </table:table-cell>
        </table:table-row>
        <table:table-row table:style-name="Table2.2">
          <table:table-cell table:style-name="Table2.A10" office:value-type="string">
            <text:p text:style-name="P2"/>
          </table:table-cell>
          <table:table-cell table:style-name="Table2.B2" office:value-type="string">
            <text:p text:style-name="P50"><text:span text:style-name="T44">Instruções para realização da tarefa</text:span></text:p>
          </table:table-cell>
          <table:table-cell table:style-name="Table2.C2" office:value-type="string">
            <text:p text:style-name="P193">8</text:p>
          </table:table-cell>
        </table:table-row>
        <table:table-row table:style-name="Table2.2">
          <table:table-cell table:style-name="Table2.A11" office:value-type="string">
            <text:p text:style-name="P2"/>
          </table:table-cell>
          <table:table-cell table:style-name="Table2.B2" office:value-type="string">
            <text:p text:style-name="P50"><text:span text:style-name="T44">Diretivas e critérios de avaliação</text:span></text:p>
          </table:table-cell>
          <table:table-cell table:style-name="Table2.C2" office:value-type="string">
            <text:p text:style-name="P193">12</text:p>
          </table:table-cell>
        </table:table-row>
      </table:table>
      <text:p text:style-name="P17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9">Pr<text:span text:style-name="T86">é-requisitos</text:span> </text:p>
          </table:table-cell>
          <table:table-cell table:style-name="Table3.A1" office:value-type="string">
            <text:p text:style-name="P41"><text:span text:style-name="T37">Leitura</text:span></text:p>
            <text:p text:style-name="P94"><text:span text:style-name="T51">•</text:span><text:span text:style-name="T37"><text:tab/>C</text:span><text:span text:style-name="T44">apítulos 1 e 2</text:span></text:p>
            <text:p text:style-name="P95"/>
          </table:table-cell>
        </table:table-row>
      </table:table>
      <text:p text:style-name="P172"/>
      <text:h text:style-name="P168" text:outline-level="3"><text:span text:style-name="T86">Requisitos do Programa 1</text:span></text:h>
      <text:p text:style-name="P17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0">Requisitos do Programa 1</text:p>
          </table:table-cell>
          <table:table-cell table:style-name="Table4.A1" office:value-type="string">
            <text:p text:style-name="P39"><text:span text:style-name="T44">Usando o </text:span><text:span text:style-name="T37">PSP0, </text:span><text:span text:style-name="T44">construa um programa para calcular a média e o desvio padrão de um conjunto de </text:span><text:span text:style-name="T5">n</text:span><text:span text:style-name="T89"> números reais.</text:span></text:p>
            <text:p text:style-name="P42"/>
            <text:p text:style-name="P39"><text:span text:style-name="T44">O programa pode ler os </text:span><text:span text:style-name="T5">n </text:span><text:span text:style-name="T89">números reais a partir do teclado, de um arquivo ou de alguma outra fonte de dados.</text:span></text:p>
            <text:p text:style-name="P42"/>
            <text:p text:style-name="P39"><text:span text:style-name="T44">Utilize uma lista encadeada para armazenar os </text:span><text:span text:style-name="T5">n </text:span><text:span text:style-name="T89">números para o cálculo. Se necessário, utilize uma variável ou vetor estático, base de dados ou outra estrutura de dados para armazenar os dados.</text:span></text:p>
            <text:p text:style-name="P42"/>
            <text:p text:style-name="P39"><text:span text:style-name="T44">Teste </text:span><text:span text:style-name="T45">completamente o programa. Ao menos dois casos de teste devem utilizar os dados contidos nas colunas da Tabela 1. Os resultados esperados são fornecidos na Tabela 2.</text:span></text:p>
            <text:p text:style-name="P57"/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9"><text:span text:style-name="T91">Coluna</text:span> 1</text:p>
          </table:table-cell>
          <table:table-cell table:style-name="Table5.B1" office:value-type="string">
            <text:p text:style-name="P59">Colun<text:span text:style-name="T91">a</text:span> 2</text:p>
          </table:table-cell>
        </table:table-row>
        <table:table-row table:style-name="Table5.1">
          <table:table-cell table:style-name="Table5.A1" office:value-type="string">
            <text:p text:style-name="P59"><text:span text:style-name="T91">Tamanho estimado do proxy</text:span></text:p>
          </table:table-cell>
          <table:table-cell table:style-name="Table5.B1" office:value-type="string">
            <text:p text:style-name="P60">Horas de desenvolvimento</text:p>
          </table:table-cell>
        </table:table-row>
        <table:table-row table:style-name="Table5.3">
          <table:table-cell table:style-name="Table5.A3" office:value-type="string">
            <text:p text:style-name="P75">160</text:p>
          </table:table-cell>
          <table:table-cell table:style-name="Table5.B3" office:value-type="string">
            <text:p text:style-name="P75">15,0</text:p>
          </table:table-cell>
        </table:table-row>
        <table:table-row table:style-name="Table5.1">
          <table:table-cell table:style-name="Table5.A4" office:value-type="string">
            <text:p text:style-name="P59">591</text:p>
          </table:table-cell>
          <table:table-cell table:style-name="Table5.B4" office:value-type="string">
            <text:p text:style-name="P59">69,9</text:p>
          </table:table-cell>
        </table:table-row>
        <table:table-row table:style-name="Table5.1">
          <table:table-cell table:style-name="Table5.A4" office:value-type="string">
            <text:p text:style-name="P59">114</text:p>
          </table:table-cell>
          <table:table-cell table:style-name="Table5.B4" office:value-type="string">
            <text:p text:style-name="P59">6,5</text:p>
          </table:table-cell>
        </table:table-row>
        <table:table-row table:style-name="Table5.1">
          <table:table-cell table:style-name="Table5.A4" office:value-type="string">
            <text:p text:style-name="P59">229</text:p>
          </table:table-cell>
          <table:table-cell table:style-name="Table5.B4" office:value-type="string">
            <text:p text:style-name="P59">22,4</text:p>
          </table:table-cell>
        </table:table-row>
        <table:table-row table:style-name="Table5.1">
          <table:table-cell table:style-name="Table5.A4" office:value-type="string">
            <text:p text:style-name="P59">230</text:p>
          </table:table-cell>
          <table:table-cell table:style-name="Table5.B4" office:value-type="string">
            <text:p text:style-name="P59">28,4</text:p>
          </table:table-cell>
        </table:table-row>
        <table:table-row table:style-name="Table5.1">
          <table:table-cell table:style-name="Table5.A4" office:value-type="string">
            <text:p text:style-name="P59">270</text:p>
          </table:table-cell>
          <table:table-cell table:style-name="Table5.B4" office:value-type="string">
            <text:p text:style-name="P59">65,9</text:p>
          </table:table-cell>
        </table:table-row>
        <table:table-row table:style-name="Table5.1">
          <table:table-cell table:style-name="Table5.A4" office:value-type="string">
            <text:p text:style-name="P59">128</text:p>
          </table:table-cell>
          <table:table-cell table:style-name="Table5.B4" office:value-type="string">
            <text:p text:style-name="P59">19,4</text:p>
          </table:table-cell>
        </table:table-row>
        <table:table-row table:style-name="Table5.1">
          <table:table-cell table:style-name="Table5.A4" office:value-type="string">
            <text:p text:style-name="P59">1657</text:p>
          </table:table-cell>
          <table:table-cell table:style-name="Table5.B4" office:value-type="string">
            <text:p text:style-name="P59">198,7</text:p>
          </table:table-cell>
        </table:table-row>
        <table:table-row table:style-name="Table5.1">
          <table:table-cell table:style-name="Table5.A4" office:value-type="string">
            <text:p text:style-name="P59">624</text:p>
          </table:table-cell>
          <table:table-cell table:style-name="Table5.B4" office:value-type="string">
            <text:p text:style-name="P59">38,8</text:p>
          </table:table-cell>
        </table:table-row>
        <table:table-row table:style-name="Table5.1">
          <table:table-cell table:style-name="Table5.A12" office:value-type="string">
            <text:p text:style-name="P59">1503</text:p>
          </table:table-cell>
          <table:table-cell table:style-name="Table5.B12" office:value-type="string">
            <text:p text:style-name="P76">138,2</text:p>
          </table:table-cell>
        </table:table-row>
      </table:table>
      <text:p text:style-name="P35"><text:span text:style-name="T91">Tabela</text:span> <text:sequence text:ref-name="refTable0" text:name="Table" text:formula="ooow:Table+1" style:num-format="1">1</text:sequenc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3"/>
          </table:table-cell>
          <table:table-cell table:style-name="Table6.B1" office:value-type="string">
            <text:p text:style-name="P63">Caso de teste</text:p>
          </table:table-cell>
          <table:table-cell table:style-name="Table6.C1" table:number-columns-spanned="2" office:value-type="string">
            <text:p text:style-name="P64">Valor esperado</text:p>
          </table:table-cell>
          <table:covered-table-cell/>
          <table:table-cell table:style-name="Table6.C1" table:number-columns-spanned="2" office:value-type="string">
            <text:p text:style-name="P64">Valor obtido</text:p>
          </table:table-cell>
          <table:covered-table-cell/>
          <table:table-cell table:style-name="Table6.G1" office:value-type="string">
            <text:p text:style-name="P15"/>
          </table:table-cell>
        </table:table-row>
        <table:table-row table:style-name="Table6.2">
          <table:table-cell table:style-name="Table6.A1" office:value-type="string">
            <text:p text:style-name="P211"/>
          </table:table-cell>
          <table:table-cell table:style-name="Table6.B1" office:value-type="string">
            <text:p text:style-name="P65"/>
          </table:table-cell>
          <table:table-cell table:style-name="Table6.C1" office:value-type="string">
            <text:p text:style-name="P66">Média</text:p>
          </table:table-cell>
          <table:table-cell table:style-name="Table6.C1" office:value-type="string">
            <text:p text:style-name="P66">Desvio Padrão</text:p>
          </table:table-cell>
          <table:table-cell table:style-name="Table6.C1" office:value-type="string">
            <text:p text:style-name="P66">Média</text:p>
          </table:table-cell>
          <table:table-cell table:style-name="Table6.C1" office:value-type="string">
            <text:p text:style-name="P66">Desvio padrão</text:p>
          </table:table-cell>
          <table:table-cell table:style-name="Table6.G2" office:value-type="string">
            <text:p text:style-name="P16"/>
          </table:table-cell>
        </table:table-row>
        <table:table-row table:style-name="Table6.2">
          <table:table-cell table:style-name="Table6.A1" office:value-type="string">
            <text:p text:style-name="P210"/>
          </table:table-cell>
          <table:table-cell table:style-name="Table6.B1" office:value-type="string">
            <text:p text:style-name="P50"><text:span text:style-name="T45">Tabela </text:span><text:span text:style-name="T37">1: Colun</text:span><text:span text:style-name="T45">a</text:span><text:span text:style-name="T37"> 1</text:span></text:p>
          </table:table-cell>
          <table:table-cell table:style-name="Table6.C1" office:value-type="string">
            <text:p text:style-name="P57">550,6</text:p>
          </table:table-cell>
          <table:table-cell table:style-name="Table6.C1" office:value-type="string">
            <text:p text:style-name="P57">572,03</text:p>
          </table:table-cell>
          <table:table-cell table:style-name="Table6.C1" office:value-type="string">
            <text:p text:style-name="P61"/>
          </table:table-cell>
          <table:table-cell table:style-name="Table6.C1" office:value-type="string">
            <text:p text:style-name="P61"/>
          </table:table-cell>
          <table:table-cell table:style-name="Table6.G3" office:value-type="string"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210"/>
          </table:table-cell>
          <table:table-cell table:style-name="Table6.B4" office:value-type="string">
            <text:p text:style-name="P50"><text:span text:style-name="T37">Tabe</text:span><text:span text:style-name="T45">la</text:span><text:span text:style-name="T37"> 1: Colun</text:span><text:span text:style-name="T45">a</text:span><text:span text:style-name="T37"> 2</text:span></text:p>
          </table:table-cell>
          <table:table-cell table:style-name="Table6.C4" office:value-type="string">
            <text:p text:style-name="P57">60,32</text:p>
          </table:table-cell>
          <table:table-cell table:style-name="Table6.C4" office:value-type="string">
            <text:p text:style-name="P57">62,26</text:p>
          </table:table-cell>
          <table:table-cell table:style-name="Table6.C4" office:value-type="string">
            <text:p text:style-name="P61"/>
          </table:table-cell>
          <table:table-cell table:style-name="Table6.C4" office:value-type="string">
            <text:p text:style-name="P77"/>
          </table:table-cell>
          <table:table-cell table:style-name="Table6.G4" office:value-type="string">
            <text:p text:style-name="P14"/>
          </table:table-cell>
        </table:table-row>
      </table:table>
      <text:p text:style-name="P35"><text:span text:style-name="T91">Tabela</text:span> <text:sequence text:ref-name="refTable1" text:name="Table" text:formula="ooow:Table+1" style:num-format="1">2</text:sequence></text:p>
      <text:p text:style-name="P172"/>
      <text:p text:style-name="P144"><text:span text:style-name="T91">Lista encadeada</text:span></text:p>
      <text:p text:style-name="P17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153" text:outline-level="4">Visão geral</text:h>
          </table:table-cell>
          <table:table-cell table:style-name="Table7.A1" office:value-type="string">
            <text:p text:style-name="P57"><text:span text:style-name="T91">Listas encadeadas são uma estrutura abstrata de dados geralmente utilizada para manter uma coleção de dados.</text:span></text:p>
            <text:p text:style-name="P57"/>
            <text:p text:style-name="P57"><text:span text:style-name="T91">Listas encadeadas são implementadas com ponteiros.</text:span></text:p>
            <text:p text:style-name="P57"/>
            <text:p text:style-name="P57"><text:span text:style-name="T91">Uma lista encadeada típica possui dois componentes:</text:span></text:p>
            <text:p text:style-name="P97"><text:span text:style-name="T51">•</text:span><text:span text:style-name="T37"><text:tab/></text:span><text:span text:style-name="T45">cabeça da lista</text:span></text:p>
            <text:p text:style-name="P97"><text:span text:style-name="T51">•</text:span><text:span text:style-name="T37"><text:tab/></text:span><text:span text:style-name="T45">nós da lista</text:span></text:p>
            <text:p text:style-name="P57"/>
            <text:p text:style-name="P47"><draw:frame draw:style-name="fr1" draw:name="Image2" text:anchor-type="as-char" svg:width="5.3016in" svg:height="1.3764in" draw:z-index="1"><draw:image xlink:href="Pictures/20000080000069F000001B49869A9B5E86FB456D.wmf" xlink:type="simple" xlink:show="embed" xlink:actuate="onLoad"/></draw:frame></text:p>
            <text:p text:style-name="P57"/>
            <text:p text:style-name="P57"><text:span text:style-name="T91">Algumas das opções para uma estrutura de lista ligada são:</text:span></text:p>
            <text:p text:style-name="P97"><text:span text:style-name="T51">•</text:span><text:span text:style-name="T37"><text:tab/></text:span><text:span text:style-name="T45">a cabeça da lista aponta para o primeiro nó, para o último nó ou para ambos;</text:span></text:p>
            <text:p text:style-name="P97"><text:span text:style-name="T51">•</text:span><text:span text:style-name="T37"><text:tab/></text:span><text:span text:style-name="T45">um nó da lista pode apontar para o próximo nó, para o nó anterior ou para ambos.</text:span></text:p>
            <text:p text:style-name="P57"/>
            <text:p text:style-name="P57"><text:span text:style-name="T91">Ponteiros nulos são geralmente utilizados para indicar uma lista vazia ou o final da lista.</text:span></text:p>
            <text:p text:style-name="P57"/>
            <text:p text:style-name="P57"><text:span text:style-name="T91">As operações típicas de uma lista ligada são:</text:span></text:p>
            <text:p text:style-name="P97"><text:span text:style-name="T51">•</text:span><text:span text:style-name="T37"><text:tab/>ad</text:span><text:span text:style-name="T45">icionar nó</text:span></text:p>
            <text:p text:style-name="P97"><text:span text:style-name="T51">•</text:span><text:span text:style-name="T37"><text:tab/></text:span><text:span text:style-name="T45">remover nó</text:span></text:p>
            <text:p text:style-name="P97"><text:span text:style-name="T51">•</text:span><text:span text:style-name="T37"><text:tab/></text:span><text:span text:style-name="T45">obter próximo nó</text:span></text:p>
            <text:p text:style-name="P97"><text:span text:style-name="T51">•</text:span><text:span text:style-name="T37"><text:tab/></text:span><text:span text:style-name="T45">obter nó anterior</text:span></text:p>
          </table:table-cell>
        </table:table-row>
      </table:table>
      <text:p text:style-name="P172"/>
      <text:p text:style-name="P144"><text:span text:style-name="T92">Média e desvio padrão</text:span></text:p>
      <text:p text:style-name="P17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2">Visão geral</text:p>
          </table:table-cell>
          <table:table-cell table:style-name="Table8.A1" office:value-type="string">
            <text:p text:style-name="P39"><text:span text:style-name="T46">A média é o valor médio de um conjunto de dados. A média é a medida de localização mais comumente utilizada para um conjunto de dados. A média localiza o centro dos dados.</text:span></text:p>
            <text:p text:style-name="P42"/>
            <text:p text:style-name="P39"><text:span text:style-name="T46">O desvio padrão é uma medida do espalhamento ou dispersão de um conjunto de dados. Quanto mais dispersos estão os dados, maior é o desvio padrão. Por exemplo, considere duas listas de notas finais para uma turma com 30 alunos; uma lista varia de 31% à 98% enquanto a outra varia de 82% à 93%. O desvio padrão da primeira lista será maior do que o desvio padrão da segunda lista.</text:span></text:p>
            <text:p text:style-name="P95"/>
          </table:table-cell>
        </table:table-row>
      </table:table>
      <text:p text:style-name="P1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9"><text:span text:style-name="T92">Uso da média e do desvio padrão no PSP</text:span></text:p>
          </table:table-cell>
          <table:table-cell table:style-name="Table9.A1" office:value-type="string">
            <text:p text:style-name="P39"><text:span text:style-name="T46">Média e desvio padrão são utilizados para dividir o seu dado histórico em categorias e faixas de tamanho. Isto será discutido em detalhes na Aula 4 – Estimativa com PROBE II.</text:span></text:p>
            <text:p text:style-name="P42"/>
          </table:table-cell>
        </table:table-row>
      </table:table>
      <text:p text:style-name="P17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9"><text:span text:style-name="T92">Cálculo de média e do desvio padrão</text:span></text:p>
          </table:table-cell>
          <table:table-cell table:style-name="Table10.A1" office:value-type="string">
            <text:p text:style-name="P42"><text:span text:style-name="T92">A fórmula para calcular a média é:</text:span></text:p>
            <text:p text:style-name="P42"><draw:frame draw:style-name="fr2" draw:name="Object1" text:anchor-type="as-char" svg:width="0.8689in" svg:height="0.6819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42"/>
            <text:p text:style-name="P39"><text:span text:style-name="T46">A fórmula para calcular o desvio padrão</text:span><text:span text:style-name="T37">, </text:span><text:span text:style-name="T57"></text:span><text:span text:style-name="T61">, </text:span><text:span text:style-name="T62">é:</text:span></text:p>
            <text:p text:style-name="P43"><draw:frame draw:style-name="fr2" draw:name="Object2" text:anchor-type="as-char" svg:width="1.3563in" svg:height="0.7445in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2"/>
            <text:p text:style-name="P44">em que:</text:p>
            <text:p text:style-name="P94"><text:span text:style-name="T51">•</text:span><text:span text:style-name="T60"><text:tab/></text:span><text:span text:style-name="T57"></text:span><text:span text:style-name="T61"> </text:span><text:span text:style-name="T62">é o símbolo do somatório</text:span></text:p>
            <text:p text:style-name="P94"><text:span text:style-name="T52">•</text:span><text:span text:style-name="T61"><text:tab/></text:span><text:span text:style-name="T9">i</text:span><text:span text:style-name="T61"> </text:span><text:span text:style-name="T62">é um índice para os </text:span><text:span text:style-name="T10">n </text:span><text:span text:style-name="T90">números</text:span></text:p>
            <text:p text:style-name="P94"><text:span text:style-name="T52">•</text:span><text:span text:style-name="T61"><text:tab/></text:span><text:span text:style-name="T9">x</text:span><text:span text:style-name="T61"> </text:span><text:span text:style-name="T62">é um dado do conjunto</text:span></text:p>
            <text:p text:style-name="P94"><text:span text:style-name="T52">•</text:span><text:span text:style-name="T61"><text:tab/></text:span><text:span text:style-name="T8">n</text:span><text:span text:style-name="T61"> </text:span><text:span text:style-name="T62">é a quantidade de itens no conjunto de dados</text:span></text:p>
          </table:table-cell>
        </table:table-row>
      </table:table>
      <text:p text:style-name="P174"/>
      <text:p text:style-name="P149"><text:span text:style-name="T66">Exemplo de média e desvio padrão</text:span></text:p>
      <text:p text:style-name="P17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154" text:outline-level="4">Exemplo de média e desvio padrão</text:h>
          </table:table-cell>
          <table:table-cell table:style-name="Table11.A1" office:value-type="string">
            <text:p text:style-name="P56"><text:span text:style-name="T46">Neste exemplo, calcularemos a média e o desvio padrão dos dados contidos na Tabela 3.</text:span></text:p>
          </table:table-cell>
        </table:table-row>
      </table:table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4">x</text:p>
          </table:table-cell>
        </table:table-row>
        <table:table-row table:style-name="Table40.1">
          <table:table-cell table:style-name="Table40.A1" office:value-type="string">
            <text:p text:style-name="P72">186</text:p>
          </table:table-cell>
        </table:table-row>
        <table:table-row table:style-name="Table40.1">
          <table:table-cell table:style-name="Table40.A1" office:value-type="string">
            <text:p text:style-name="P72">699</text:p>
          </table:table-cell>
        </table:table-row>
        <table:table-row table:style-name="Table40.1">
          <table:table-cell table:style-name="Table40.A1" office:value-type="string">
            <text:p text:style-name="P72">132</text:p>
          </table:table-cell>
        </table:table-row>
        <table:table-row table:style-name="Table40.1">
          <table:table-cell table:style-name="Table40.A1" office:value-type="string">
            <text:p text:style-name="P72">272</text:p>
          </table:table-cell>
        </table:table-row>
        <table:table-row table:style-name="Table40.1">
          <table:table-cell table:style-name="Table40.A1" office:value-type="string">
            <text:p text:style-name="P72">291</text:p>
          </table:table-cell>
        </table:table-row>
        <table:table-row table:style-name="Table40.1">
          <table:table-cell table:style-name="Table40.A1" office:value-type="string">
            <text:p text:style-name="P72">331</text:p>
          </table:table-cell>
        </table:table-row>
        <table:table-row table:style-name="Table40.1">
          <table:table-cell table:style-name="Table40.A1" office:value-type="string">
            <text:p text:style-name="P72">199</text:p>
          </table:table-cell>
        </table:table-row>
        <table:table-row table:style-name="Table40.1">
          <table:table-cell table:style-name="Table40.A1" office:value-type="string">
            <text:p text:style-name="P72">1890</text:p>
          </table:table-cell>
        </table:table-row>
        <table:table-row table:style-name="Table40.1">
          <table:table-cell table:style-name="Table40.A1" office:value-type="string">
            <text:p text:style-name="P72">788</text:p>
          </table:table-cell>
        </table:table-row>
        <table:table-row table:style-name="Table40.1">
          <table:table-cell table:style-name="Table40.A1" office:value-type="string">
            <text:p text:style-name="P72">1601</text:p>
          </table:table-cell>
        </table:table-row>
      </table:table>
      <text:p text:style-name="P36"><text:span text:style-name="T92">Tabela</text:span> <text:sequence text:ref-name="refTable2" text:name="Table" text:formula="ooow:Table+1" style:num-format="1">3</text:sequence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h text:style-name="P156" text:outline-level="4"/>
          </table:table-cell>
          <table:table-cell table:style-name="Table12.A1" office:value-type="string">
            <text:list xml:id="list2234575731118114121" text:style-name="WW8Num12">
              <text:list-item>
                <text:p text:style-name="P45"><text:span text:style-name="T39">Existem 10 itens no conjunto de dados deste exemplo. Logo, temos que</text:span><text:span text:style-name="T38"> </text:span><text:span text:style-name="T4">n</text:span><text:span text:style-name="T38"> = 10.</text:span></text:p>
              </text:list-item>
              <text:list-item>
                <text:p text:style-name="P45"><text:span text:style-name="T39">Nós podemos resolver o somatório dos itens referente à fórmula da média.</text:span></text:p>
              </text:list-item>
            </text:list>
            <text:p text:style-name="P51"><text:span text:style-name="T37"><draw:frame draw:style-name="fr2" draw:name="Object3" text:anchor-type="as-char" svg:width="0.8689in" svg:height="0.6819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3">n</text:p>
          </table:table-cell>
          <table:table-cell table:style-name="Table13.B1" office:value-type="string">
            <text:p text:style-name="P73">x</text:p>
          </table:table-cell>
        </table:table-row>
        <table:table-row table:style-name="Table13.1">
          <table:table-cell table:style-name="Table13.A1" office:value-type="string">
            <text:p text:style-name="P71">1</text:p>
          </table:table-cell>
          <table:table-cell table:style-name="Table13.B1" office:value-type="string">
            <text:p text:style-name="P71">186</text:p>
          </table:table-cell>
        </table:table-row>
        <table:table-row table:style-name="Table13.1">
          <table:table-cell table:style-name="Table13.A1" office:value-type="string">
            <text:p text:style-name="P71">2</text:p>
          </table:table-cell>
          <table:table-cell table:style-name="Table13.B1" office:value-type="string">
            <text:p text:style-name="P71">699</text:p>
          </table:table-cell>
        </table:table-row>
        <table:table-row table:style-name="Table13.1">
          <table:table-cell table:style-name="Table13.A1" office:value-type="string">
            <text:p text:style-name="P71">3</text:p>
          </table:table-cell>
          <table:table-cell table:style-name="Table13.B1" office:value-type="string">
            <text:p text:style-name="P71">132</text:p>
          </table:table-cell>
        </table:table-row>
        <table:table-row table:style-name="Table13.1">
          <table:table-cell table:style-name="Table13.A1" office:value-type="string">
            <text:p text:style-name="P71">4</text:p>
          </table:table-cell>
          <table:table-cell table:style-name="Table13.B1" office:value-type="string">
            <text:p text:style-name="P71">272</text:p>
          </table:table-cell>
        </table:table-row>
        <table:table-row table:style-name="Table13.1">
          <table:table-cell table:style-name="Table13.A1" office:value-type="string">
            <text:p text:style-name="P71">5</text:p>
          </table:table-cell>
          <table:table-cell table:style-name="Table13.B1" office:value-type="string">
            <text:p text:style-name="P71">291</text:p>
          </table:table-cell>
        </table:table-row>
        <table:table-row table:style-name="Table13.1">
          <table:table-cell table:style-name="Table13.A1" office:value-type="string">
            <text:p text:style-name="P71">6</text:p>
          </table:table-cell>
          <table:table-cell table:style-name="Table13.B1" office:value-type="string">
            <text:p text:style-name="P71">331</text:p>
          </table:table-cell>
        </table:table-row>
        <table:table-row table:style-name="Table13.1">
          <table:table-cell table:style-name="Table13.A1" office:value-type="string">
            <text:p text:style-name="P71">7</text:p>
          </table:table-cell>
          <table:table-cell table:style-name="Table13.B1" office:value-type="string">
            <text:p text:style-name="P71">199</text:p>
          </table:table-cell>
        </table:table-row>
        <table:table-row table:style-name="Table13.1">
          <table:table-cell table:style-name="Table13.A1" office:value-type="string">
            <text:p text:style-name="P71">8</text:p>
          </table:table-cell>
          <table:table-cell table:style-name="Table13.B1" office:value-type="string">
            <text:p text:style-name="P71">1890</text:p>
          </table:table-cell>
        </table:table-row>
        <table:table-row table:style-name="Table13.1">
          <table:table-cell table:style-name="Table13.A1" office:value-type="string">
            <text:p text:style-name="P71">9</text:p>
          </table:table-cell>
          <table:table-cell table:style-name="Table13.B1" office:value-type="string">
            <text:p text:style-name="P71">788</text:p>
          </table:table-cell>
        </table:table-row>
        <table:table-row table:style-name="Table13.1">
          <table:table-cell table:style-name="Table13.A1" office:value-type="string">
            <text:p text:style-name="P71">10</text:p>
          </table:table-cell>
          <table:table-cell table:style-name="Table13.B1" office:value-type="string">
            <text:p text:style-name="P71">1601</text:p>
          </table:table-cell>
        </table:table-row>
        <table:table-row table:style-name="Table13.1">
          <table:table-cell table:style-name="Table13.A1" office:value-type="string">
            <text:p text:style-name="P70">Total</text:p>
          </table:table-cell>
          <table:table-cell table:style-name="Table13.B1" office:value-type="string">
            <text:p text:style-name="P70"><draw:frame draw:style-name="fr2" draw:name="Object4" text:anchor-type="as-char" svg:width="0.9181in" svg:height="0.4728in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h text:style-name="P157" text:outline-level="4"/>
          </table:table-cell>
          <table:table-cell table:style-name="Table14.A1" office:value-type="string">
            <text:list xml:id="list104636617722172" text:continue-numbering="true" text:style-name="WW8Num12">
              <text:list-item>
                <text:p text:style-name="P46"><text:span text:style-name="T39">Com isto, podemos substituir o valor intermediário da fórmula, obtendo o valor da média.</text:span></text:p>
              </text:list-item>
            </text:list>
            <text:p text:style-name="P50"><text:span text:style-name="T63"><draw:frame draw:style-name="fr2" draw:name="Object5" text:anchor-type="as-char" svg:width="0.8598in" svg:height="0.3929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53"> </text:span></text:p>
            <text:p text:style-name="P55"><draw:frame draw:style-name="fr2" draw:name="Object6" text:anchor-type="as-char" svg:width="0.9063in" svg:height="0.2217in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183"><text:span text:style-name="T92">Continua na próxima página</text:span></text:p>
      <text:p text:style-name="P147"><text:span text:style-name="T67">Exemplo de média e desvio padrão</text:span>, <text:span text:style-name="T71">Continuação</text:span></text:p>
      <text:p text:style-name="P17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h text:style-name="P155" text:outline-level="4">Exemplo de média e desvio padrão <text:span text:style-name="T93">(continuação)</text:span></text:h>
          </table:table-cell>
          <table:table-cell table:style-name="Table15.A1" office:value-type="string">
            <text:list xml:id="list104636049632692" text:continue-numbering="true" text:style-name="WW8Num12">
              <text:list-item>
                <text:p text:style-name="P46"><text:span text:style-name="T47">Agora podemos substituir</text:span><text:span text:style-name="T37"> </text:span><text:span text:style-name="T37"><draw:frame draw:style-name="fr2" draw:name="Object7" text:anchor-type="as-char" svg:width="0.3516in" svg:height="0.2217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37"> </text:span><text:span text:style-name="T47">para calcular os valores intermediários para a fórmula do desvio padrão.</text:span></text:p>
                <text:p text:style-name="P46"><text:span text:style-name="T47"/></text:p>
              </text:list-item>
            </text:list>
            <text:p text:style-name="P52"><draw:frame draw:style-name="fr2" draw:name="Object8" text:anchor-type="as-char" svg:width="1.3563in" svg:height="0.7445in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P52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68">n</text:p>
          </table:table-cell>
          <table:table-cell table:style-name="Table16.A1" office:value-type="string">
            <text:p text:style-name="P68">x</text:p>
          </table:table-cell>
          <table:table-cell table:style-name="Table16.C1" office:value-type="string">
            <text:p text:style-name="P69"><draw:frame draw:style-name="fr2" draw:name="Object9" text:anchor-type="as-char" svg:width="0.7866in" svg:height="0.2634in" draw:z-index="1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P54">1</text:p>
          </table:table-cell>
          <table:table-cell table:style-name="Table16.A1" office:value-type="string">
            <text:p text:style-name="P78">186</text:p>
          </table:table-cell>
          <table:table-cell table:style-name="Table16.C1" office:value-type="string">
            <text:p text:style-name="P79">205,118.41</text:p>
          </table:table-cell>
        </table:table-row>
        <table:table-row table:style-name="Table16.1">
          <table:table-cell table:style-name="Table16.A1" office:value-type="string">
            <text:p text:style-name="P54">2</text:p>
          </table:table-cell>
          <table:table-cell table:style-name="Table16.A1" office:value-type="string">
            <text:p text:style-name="P78">699</text:p>
          </table:table-cell>
          <table:table-cell table:style-name="Table16.C1" office:value-type="string">
            <text:p text:style-name="P79">3,612.01</text:p>
          </table:table-cell>
        </table:table-row>
        <table:table-row table:style-name="Table16.1">
          <table:table-cell table:style-name="Table16.A1" office:value-type="string">
            <text:p text:style-name="P54">3</text:p>
          </table:table-cell>
          <table:table-cell table:style-name="Table16.A1" office:value-type="string">
            <text:p text:style-name="P78">132</text:p>
          </table:table-cell>
          <table:table-cell table:style-name="Table16.C1" office:value-type="string">
            <text:p text:style-name="P80"><text:span text:style-name="T37">256,947.61</text:span></text:p>
          </table:table-cell>
        </table:table-row>
        <table:table-row table:style-name="Table16.1">
          <table:table-cell table:style-name="Table16.A1" office:value-type="string">
            <text:p text:style-name="P54">4</text:p>
          </table:table-cell>
          <table:table-cell table:style-name="Table16.A1" office:value-type="string">
            <text:p text:style-name="P78">272</text:p>
          </table:table-cell>
          <table:table-cell table:style-name="Table16.C1" office:value-type="string">
            <text:p text:style-name="P80"><text:span text:style-name="T37">134,615.61</text:span></text:p>
          </table:table-cell>
        </table:table-row>
        <table:table-row table:style-name="Table16.1">
          <table:table-cell table:style-name="Table16.A1" office:value-type="string">
            <text:p text:style-name="P54">5</text:p>
          </table:table-cell>
          <table:table-cell table:style-name="Table16.A1" office:value-type="string">
            <text:p text:style-name="P78">291</text:p>
          </table:table-cell>
          <table:table-cell table:style-name="Table16.C1" office:value-type="string">
            <text:p text:style-name="P80"><text:span text:style-name="T37">121,034.41</text:span></text:p>
          </table:table-cell>
        </table:table-row>
        <table:table-row table:style-name="Table16.1">
          <table:table-cell table:style-name="Table16.A1" office:value-type="string">
            <text:p text:style-name="P54">6</text:p>
          </table:table-cell>
          <table:table-cell table:style-name="Table16.A1" office:value-type="string">
            <text:p text:style-name="P78">331</text:p>
          </table:table-cell>
          <table:table-cell table:style-name="Table16.C1" office:value-type="string">
            <text:p text:style-name="P80"><text:span text:style-name="T37">94,802.41</text:span></text:p>
          </table:table-cell>
        </table:table-row>
        <table:table-row table:style-name="Table16.1">
          <table:table-cell table:style-name="Table16.A1" office:value-type="string">
            <text:p text:style-name="P54">7</text:p>
          </table:table-cell>
          <table:table-cell table:style-name="Table16.A1" office:value-type="string">
            <text:p text:style-name="P78">199</text:p>
          </table:table-cell>
          <table:table-cell table:style-name="Table16.C1" office:value-type="string">
            <text:p text:style-name="P80"><text:span text:style-name="T37">193,512.01</text:span></text:p>
          </table:table-cell>
        </table:table-row>
        <table:table-row table:style-name="Table16.1">
          <table:table-cell table:style-name="Table16.A1" office:value-type="string">
            <text:p text:style-name="P54">8</text:p>
          </table:table-cell>
          <table:table-cell table:style-name="Table16.A1" office:value-type="string">
            <text:p text:style-name="P78">1890</text:p>
          </table:table-cell>
          <table:table-cell table:style-name="Table16.C1" office:value-type="string">
            <text:p text:style-name="P80"><text:span text:style-name="T37">1,565,251.21</text:span></text:p>
          </table:table-cell>
        </table:table-row>
        <table:table-row table:style-name="Table16.1">
          <table:table-cell table:style-name="Table16.A1" office:value-type="string">
            <text:p text:style-name="P54">9</text:p>
          </table:table-cell>
          <table:table-cell table:style-name="Table16.A1" office:value-type="string">
            <text:p text:style-name="P78">788</text:p>
          </table:table-cell>
          <table:table-cell table:style-name="Table16.C1" office:value-type="string">
            <text:p text:style-name="P80"><text:span text:style-name="T37">22,230.81</text:span></text:p>
          </table:table-cell>
        </table:table-row>
        <table:table-row table:style-name="Table16.1">
          <table:table-cell table:style-name="Table16.A1" office:value-type="string">
            <text:p text:style-name="P54">10</text:p>
          </table:table-cell>
          <table:table-cell table:style-name="Table16.A1" office:value-type="string">
            <text:p text:style-name="P78">1601</text:p>
          </table:table-cell>
          <table:table-cell table:style-name="Table16.C1" office:value-type="string">
            <text:p text:style-name="P80"><text:span text:style-name="T37">925,636.41</text:span></text:p>
          </table:table-cell>
        </table:table-row>
        <table:table-row table:style-name="Table16.1">
          <table:table-cell table:style-name="Table16.A1" office:value-type="string">
            <text:p text:style-name="P52">Total</text:p>
          </table:table-cell>
          <table:table-cell table:style-name="Table16.A1" office:value-type="string">
            <text:p text:style-name="P52"><draw:frame draw:style-name="fr2" draw:name="Object10" text:anchor-type="as-char" svg:width="0.9181in" svg:height="0.4728in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6.C1" office:value-type="string">
            <text:p text:style-name="P52"><draw:frame draw:style-name="fr2" draw:name="Object11" text:anchor-type="as-char" svg:width="2.1528in" svg:height="0.4728in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5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h text:style-name="P157" text:outline-level="4"/>
          </table:table-cell>
          <table:table-cell table:style-name="Table17.A1" office:value-type="string">
            <text:list xml:id="list104637385506238" text:continue-numbering="true" text:style-name="WW8Num12">
              <text:list-item>
                <text:p text:style-name="P46"><text:span text:style-name="T40">Finalmente, podemos substituir o valor intermediário da fórmula do desvio padrão.</text:span></text:p>
                <text:p text:style-name="P46"><text:span text:style-name="T40"/></text:p>
              </text:list-item>
            </text:list>
            <text:p text:style-name="P52"><draw:frame draw:style-name="fr2" draw:name="Object12" text:anchor-type="as-char" svg:width="1.4543in" svg:height="0.4272in" draw:z-index="13"><draw:object xlink:href="./Object 12" xlink:type="simple" xlink:show="embed" xlink:actuate="onLoad"/><draw:image xlink:href="./ObjectReplacements/Object 12" xlink:type="simple" xlink:show="embed" xlink:actuate="onLoad"/></draw:frame></text:p>
            <text:p text:style-name="P52"/>
            <text:p text:style-name="P52"><draw:frame draw:style-name="fr2" draw:name="Object13" text:anchor-type="as-char" svg:width="1.35in" svg:height="0.1984in" draw:z-index="14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52"/>
            <text:p text:style-name="P52"><draw:frame draw:style-name="fr2" draw:name="Object14" text:anchor-type="as-char" svg:width="1.1618in" svg:height="0.1839in" draw:z-index="1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175"/>
      <text:p text:style-name="P148">Instruções para a realização da tarefa</text:p>
      <text:p text:style-name="P17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h text:style-name="P158" text:outline-level="4">Instruções da tarefa</text:h>
          </table:table-cell>
          <table:table-cell table:style-name="Table18.A1" office:value-type="string">
            <text:p text:style-name="P51"><text:span text:style-name="T47">Antes de começar o Programa 1, revise o script do processo principal do PSP0, mostrado abaixo, para garantir que você entende a visão geral dele antes de começar. Também se assegure que você possui todos os dados de entrada necessários antes de começar a fase de planejamento.</text:span></text:p>
          </table:table-cell>
        </table:table-row>
      </table:table>
      <text:p text:style-name="P4"/>
      <text:p text:style-name="P22"><text:span text:style-name="T77">Script do Processo </text:span><text:span text:style-name="T76">PSP0</text:span></text:p>
      <text:p text:style-name="P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7">Propósito</text:p>
          </table:table-cell>
          <table:table-cell table:style-name="Table19.B1" office:value-type="string">
            <text:p text:style-name="P138"><text:span text:style-name="T93">Guiar o desenvolvimento de programas modulares</text:span></text:p>
          </table:table-cell>
        </table:table-row>
        <table:table-row table:style-name="Table19.1">
          <table:table-cell table:style-name="Table19.A1" office:value-type="string">
            <text:p text:style-name="P207">Critérios de entrada</text:p>
          </table:table-cell>
          <table:table-cell table:style-name="Table19.B1" office:value-type="string">
            <text:list xml:id="list5739625185611078096" text:style-name="WW8Num10">
              <text:list-item>
                <text:p text:style-name="P124">Descrição do problema.</text:p>
              </text:list-item>
              <text:list-item>
                <text:p text:style-name="P121"><text:span text:style-name="T93">Formulário de Resumo de Planejamento de Projeto PSP0.</text:span></text:p>
              </text:list-item>
              <text:list-item>
                <text:p text:style-name="P121"><text:span text:style-name="T88">Registro de tempo e erros.</text:span></text:p>
              </text:list-item>
              <text:list-item>
                <text:p text:style-name="P124">Padrões de tipo de erros.</text:p>
              </text:list-item>
              <text:list-item>
                <text:p text:style-name="P121"><text:span text:style-name="T93">Cronômetro</text:span> (<text:span text:style-name="T93">opcional</text:span>).</text:p>
              </text:list-item>
            </text:list>
          </table:table-cell>
        </table:table-row>
      </table:table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07">Passo</text:p>
          </table:table-cell>
          <table:table-cell table:style-name="Table20.A1" office:value-type="string">
            <text:p text:style-name="P207">Atividade</text:p>
          </table:table-cell>
          <table:table-cell table:style-name="Table20.C1" office:value-type="string">
            <text:p text:style-name="P207">Descrição</text:p>
          </table:table-cell>
        </table:table-row>
        <table:table-row table:style-name="Table20.1">
          <table:table-cell table:style-name="Table20.A1" office:value-type="string">
            <text:p text:style-name="P117">1</text:p>
          </table:table-cell>
          <table:table-cell table:style-name="Table20.A1" office:value-type="string">
            <text:p text:style-name="P118">Planejamento</text:p>
          </table:table-cell>
          <table:table-cell table:style-name="Table20.C1" office:value-type="string">
            <text:list xml:id="list104635895185391" text:continue-numbering="true" text:style-name="WW8Num10">
              <text:list-item>
                <text:p text:style-name="P121"><text:span text:style-name="T93">Produzir ou obter requisitos</text:span>.</text:p>
              </text:list-item>
              <text:list-item>
                <text:p text:style-name="P121"><text:span text:style-name="T88">Estimar o tempo necessário para desenvolvimento.</text:span></text:p>
              </text:list-item>
              <text:list-item>
                <text:p text:style-name="P121"><text:span text:style-name="T93">Preencher os dados de planejamento no formulário de Resumo de Planejamento de Projeto</text:span>.</text:p>
              </text:list-item>
              <text:list-item>
                <text:p text:style-name="P121"><text:span text:style-name="T93">Completar o registro de tempo</text:span>.</text:p>
              </text:list-item>
            </text:list>
          </table:table-cell>
        </table:table-row>
        <table:table-row table:style-name="Table20.1">
          <table:table-cell table:style-name="Table20.A3" office:value-type="string">
            <text:p text:style-name="P117">2</text:p>
          </table:table-cell>
          <table:table-cell table:style-name="Table20.A3" office:value-type="string">
            <text:p text:style-name="P118">Desenvolvimento</text:p>
          </table:table-cell>
          <table:table-cell table:style-name="Table20.C3" office:value-type="string">
            <text:list xml:id="list104637069321269" text:continue-numbering="true" text:style-name="WW8Num10">
              <text:list-item>
                <text:p text:style-name="P131"><text:span text:style-name="T99">Projetar o programa</text:span>. </text:p>
              </text:list-item>
              <text:list-item>
                <text:p text:style-name="P131"><text:span text:style-name="T99">Implementar o projeto</text:span>.</text:p>
              </text:list-item>
              <text:list-item>
                <text:p text:style-name="P131">Compil<text:span text:style-name="T99">ar o programa, consertar e registrar todos os erros encontrados</text:span>.</text:p>
              </text:list-item>
              <text:list-item>
                <text:p text:style-name="P126">Testar o programa, consertar e registrar todos os erros encontrados.</text:p>
              </text:list-item>
              <text:list-item>
                <text:p text:style-name="P122"><text:span text:style-name="T99">Completar o registro de tempo</text:span>.</text:p>
              </text:list-item>
            </text:list>
          </table:table-cell>
        </table:table-row>
        <table:table-row table:style-name="Table20.1">
          <table:table-cell table:style-name="Table20.A3" office:value-type="string">
            <text:p text:style-name="P117">3</text:p>
          </table:table-cell>
          <table:table-cell table:style-name="Table20.A3" office:value-type="string">
            <text:p text:style-name="P117">Postmortem</text:p>
          </table:table-cell>
          <table:table-cell table:style-name="Table20.C3" office:value-type="string">
            <text:p text:style-name="P139"><text:span text:style-name="T64">- <text:s/></text:span><text:span text:style-name="T65">Completar o formulário de Resumo de Planejamento de Projeto com os dados de tempo efetivo, erros e tamanho.</text:span></text:p>
          </table:table-cell>
        </table:table-row>
      </table:table>
      <text:p text:style-name="P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07">Critérios de saída</text:p>
          </table:table-cell>
          <table:table-cell table:style-name="Table21.B1" office:value-type="string">
            <text:list xml:id="list104636719633247" text:continue-numbering="true" text:style-name="WW8Num10">
              <text:list-item>
                <text:p text:style-name="P126">Programa rigorosamente testado.</text:p>
              </text:list-item>
              <text:list-item>
                <text:p text:style-name="P123">Formulário de Resumo de Planejamento de Projeto preenchido <text:span text:style-name="T100">com </text:span>dados estimados e efetivos.</text:p>
              </text:list-item>
              <text:list-item>
                <text:p text:style-name="P123">Registros completos de tempo e erros.</text:p>
              </text:list-item>
            </text:list>
          </table:table-cell>
        </table:table-row>
      </table:table>
      <text:p text:style-name="P4"/>
      <text:p text:style-name="P185">Continua na próxima página</text:p>
      <text:p text:style-name="P145"><text:span text:style-name="T47">Instruções para a realização da tarefa</text:span>, <text:span text:style-name="T71">Continuação</text:span></text:p>
      <text:p text:style-name="P17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h text:style-name="P158" text:outline-level="4">Fase de planejamento</text:h>
          </table:table-cell>
          <table:table-cell table:style-name="Table22.B1" office:value-type="string">
            <text:p text:style-name="P83"><text:span text:style-name="T41">Planeje o Programa </text:span><text:span text:style-name="T47">1</text:span><text:span text:style-name="T41"> de acordo com o script da fase de planejamento do PSP 0</text:span><text:span text:style-name="T37">.</text:span></text:p>
          </table:table-cell>
        </table:table-row>
      </table:table>
      <text:p text:style-name="P4"/>
      <text:p text:style-name="P22"><text:span text:style-name="T77">Script de Planejamento do </text:span><text:span text:style-name="T76">PSP0</text:span></text:p>
      <text:p text:style-name="P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07">Propósito</text:p>
          </table:table-cell>
          <table:table-cell table:style-name="Table23.B1" office:value-type="string">
            <text:p text:style-name="P140">Guiar o processo de planejamento do PSP</text:p>
          </table:table-cell>
        </table:table-row>
        <table:table-row table:style-name="Table23.1">
          <table:table-cell table:style-name="Table23.A1" office:value-type="string">
            <text:p text:style-name="P207">Critérios de entrada</text:p>
          </table:table-cell>
          <table:table-cell table:style-name="Table23.B1" office:value-type="string">
            <text:list xml:id="list104636616227487" text:continue-numbering="true" text:style-name="WW8Num10">
              <text:list-item>
                <text:p text:style-name="P126">Descrição do problema<text:span text:style-name="T100">.</text:span></text:p>
              </text:list-item>
              <text:list-item>
                <text:p text:style-name="P133">Formulário de Resumo de Planejamento de Projeto.</text:p>
              </text:list-item>
              <text:list-item>
                <text:p text:style-name="P123">Registros de tempo.</text:p>
              </text:list-item>
            </text:list>
          </table:table-cell>
        </table:table-row>
      </table:table>
      <text:p text:style-name="P6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208">Passo</text:p>
          </table:table-cell>
          <table:table-cell table:style-name="Table24.A1" office:value-type="string">
            <text:p text:style-name="P208">Atividade</text:p>
          </table:table-cell>
          <table:table-cell table:style-name="Table24.C1" office:value-type="string">
            <text:p text:style-name="P208">Descrição</text:p>
          </table:table-cell>
        </table:table-row>
        <table:table-row table:style-name="Table24.1">
          <table:table-cell table:style-name="Table24.A1" office:value-type="string">
            <text:p text:style-name="P117">1</text:p>
          </table:table-cell>
          <table:table-cell table:style-name="Table24.A1" office:value-type="string">
            <text:p text:style-name="P118">Requisitos do Programa</text:p>
          </table:table-cell>
          <table:table-cell table:style-name="Table24.C1" office:value-type="string">
            <text:list xml:id="list104637555865365" text:continue-numbering="true" text:style-name="WW8Num10">
              <text:list-item>
                <text:p text:style-name="P131"><text:span text:style-name="T99">Produzir ou obter os requisitos para o programa</text:span>.</text:p>
              </text:list-item>
              <text:list-item>
                <text:p text:style-name="P126">Garantir que os requisitos estão claros e sem ambiguidade.</text:p>
              </text:list-item>
              <text:list-item>
                <text:p text:style-name="P123">Resolver qualquer questão quanto aos requisitos.</text:p>
              </text:list-item>
            </text:list>
          </table:table-cell>
        </table:table-row>
        <table:table-row table:style-name="Table24.1">
          <table:table-cell table:style-name="Table24.A3" office:value-type="string">
            <text:p text:style-name="P117">2</text:p>
          </table:table-cell>
          <table:table-cell table:style-name="Table24.A3" office:value-type="string">
            <text:p text:style-name="P118">Estimar recursos</text:p>
          </table:table-cell>
          <table:table-cell table:style-name="Table24.C3" office:value-type="string">
            <text:list xml:id="list104636269359582" text:continue-numbering="true" text:style-name="WW8Num10">
              <text:list-item>
                <text:p text:style-name="P126">Fazer sua melhor estimativa do tempo necessário para desenvolver o programa.</text:p>
              </text:list-item>
              <text:list-item>
                <text:p text:style-name="P123">Preencher os dados de tempo estimado/planejado no formulário de Resumo de Planejamento de Projeto.</text:p>
              </text:list-item>
            </text:list>
          </table:table-cell>
        </table:table-row>
      </table:table>
      <text:p text:style-name="P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07">Critérios de saída</text:p>
          </table:table-cell>
          <table:table-cell table:style-name="Table25.B1" office:value-type="string">
            <text:list xml:id="list104637456896852" text:continue-numbering="true" text:style-name="WW8Num10">
              <text:list-item>
                <text:p text:style-name="P126">Requisitos documentados<text:span text:style-name="T100">.</text:span></text:p>
              </text:list-item>
              <text:list-item>
                <text:p text:style-name="P131"><text:span text:style-name="T99">Formulário de Resumo de Planejamento de Projeto preenchido com as estimativas e tempo de desenvolvimento.</text:span></text:p>
              </text:list-item>
              <text:list-item>
                <text:p text:style-name="P134">Registros completos de tempo e erros.</text:p>
              </text:list-item>
            </text:list>
          </table:table-cell>
        </table:table-row>
      </table:table>
      <text:p text:style-name="P18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h text:style-name="P157" text:outline-level="4"/>
          </table:table-cell>
          <table:table-cell table:style-name="Table26.B1" office:value-type="string">
            <text:p text:style-name="P83"><text:span text:style-name="T42">Verifique que você satisfez todos os critérios de saída para a fase de planejamento </text:span><text:span text:style-name="T49">e então solicite que o instrutor revise o seu plano</text:span><text:span text:style-name="T42">. Após o seu plano ser revisado, prossiga para a fase de desenvolvimento.</text:span></text:p>
          </table:table-cell>
        </table:table-row>
      </table:table>
      <text:p text:style-name="P186">Continua na próxima página</text:p>
      <text:p text:style-name="P147"><text:span text:style-name="T73">Instruções para a realização da tarefa</text:span><text:span text:style-name="T70">, </text:span><text:span text:style-name="T71">Continuação</text:span></text:p>
      <text:p text:style-name="P170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h text:style-name="P159" text:outline-level="4">Fase de desenvolvimento</text:h>
          </table:table-cell>
          <table:table-cell table:style-name="Table27.A1" office:value-type="string">
            <text:p text:style-name="P84"><text:span text:style-name="T37">D</text:span><text:span text:style-name="T41">esenvolva o programa conforme o script da fase de desenvolvimento do PSP 0</text:span></text:p>
          </table:table-cell>
        </table:table-row>
      </table:table>
      <text:p text:style-name="P4"/>
      <text:p text:style-name="P22"><text:span text:style-name="T78">Script de Desenvolvimento do </text:span><text:span text:style-name="T76">PSP0</text:span></text:p>
      <text:p text:style-name="P37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08">Propósito</text:p>
          </table:table-cell>
          <table:table-cell table:style-name="Table28.B1" office:value-type="string">
            <text:p text:style-name="P141">Guiar o desenvolvimento de programas pequenos</text:p>
          </table:table-cell>
        </table:table-row>
        <table:table-row table:style-name="Table28.1">
          <table:table-cell table:style-name="Table28.A1" office:value-type="string">
            <text:p text:style-name="P208">Critérios de entrada</text:p>
          </table:table-cell>
          <table:table-cell table:style-name="Table28.B1" office:value-type="string">
            <text:list xml:id="list104635701777630" text:continue-numbering="true" text:style-name="WW8Num10">
              <text:list-item>
                <text:p text:style-name="P129">Requisitos.</text:p>
              </text:list-item>
              <text:list-item>
                <text:p text:style-name="P120"><text:span text:style-name="T99">Formulário de Resumo de Planejamento de projeto preenchido com estimativas de </text:span><text:span text:style-name="T68">tempo de desenvolvimento</text:span><text:span text:style-name="T48"> </text:span><text:span text:style-name="T68">do programa.</text:span></text:p>
              </text:list-item>
              <text:list-item>
                <text:p text:style-name="P125">Registro de tempo e erros.</text:p>
              </text:list-item>
              <text:list-item>
                <text:p text:style-name="P127">Padrões para codificação e tipos de erro.</text:p>
              </text:list-item>
            </text:list>
          </table:table-cell>
        </table:table-row>
      </table:table>
      <text:p text:style-name="P6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08">Passo</text:p>
          </table:table-cell>
          <table:table-cell table:style-name="Table29.A1" office:value-type="string">
            <text:p text:style-name="P208">Atividade</text:p>
          </table:table-cell>
          <table:table-cell table:style-name="Table29.C1" office:value-type="string">
            <text:p text:style-name="P208">Descrição</text:p>
          </table:table-cell>
        </table:table-row>
        <table:table-row table:style-name="Table29.1">
          <table:table-cell table:style-name="Table29.A1" office:value-type="string">
            <text:p text:style-name="P117">1</text:p>
          </table:table-cell>
          <table:table-cell table:style-name="Table29.A1" office:value-type="string">
            <text:p text:style-name="P113">Projeto</text:p>
          </table:table-cell>
          <table:table-cell table:style-name="Table29.C1" office:value-type="string">
            <text:list xml:id="list104636582670276" text:continue-numbering="true" text:style-name="WW8Num10">
              <text:list-item>
                <text:p text:style-name="P125">Revisar os requisitos e produzir um projeto para atendê-los.</text:p>
              </text:list-item>
              <text:list-item>
                <text:p text:style-name="P125">Registrar no registro de erros qualquer erro encontrado nos requisitos.</text:p>
              </text:list-item>
              <text:list-item>
                <text:p text:style-name="P125">Registrar o tempo no Registro de tempo.</text:p>
              </text:list-item>
            </text:list>
          </table:table-cell>
        </table:table-row>
        <table:table-row table:style-name="Table29.1">
          <table:table-cell table:style-name="Table29.A3" office:value-type="string">
            <text:p text:style-name="P117">2</text:p>
          </table:table-cell>
          <table:table-cell table:style-name="Table29.A3" office:value-type="string">
            <text:p text:style-name="P113">Codificação</text:p>
          </table:table-cell>
          <table:table-cell table:style-name="Table29.C3" office:value-type="string">
            <text:list xml:id="list104636516291646" text:continue-numbering="true" text:style-name="WW8Num10">
              <text:list-item>
                <text:p text:style-name="P120">Implement<text:span text:style-name="T99">ar o projeto</text:span><text:span text:style-name="T68">.</text:span></text:p>
              </text:list-item>
              <text:list-item>
                <text:p text:style-name="P125">Registrar no registro de erros qualquer erro encontrado nos requisitos e no projeto.</text:p>
              </text:list-item>
              <text:list-item>
                <text:p text:style-name="P127">Registrar o tempo no Registro de tempo.</text:p>
              </text:list-item>
            </text:list>
          </table:table-cell>
        </table:table-row>
        <table:table-row table:style-name="Table29.1">
          <table:table-cell table:style-name="Table29.A3" office:value-type="string">
            <text:p text:style-name="P117">3</text:p>
          </table:table-cell>
          <table:table-cell table:style-name="Table29.A3" office:value-type="string">
            <text:p text:style-name="P113">Compilação</text:p>
          </table:table-cell>
          <table:table-cell table:style-name="Table29.C3" office:value-type="string">
            <text:list xml:id="list104636897131546" text:continue-numbering="true" text:style-name="WW8Num10">
              <text:list-item>
                <text:p text:style-name="P120">Compil<text:span text:style-name="T99">ar o programa até que não existam mais erros de compilação.</text:span></text:p>
              </text:list-item>
              <text:list-item>
                <text:p text:style-name="P129">Corrigir todos os erros encontrados.</text:p>
              </text:list-item>
              <text:list-item>
                <text:p text:style-name="P125">Registrar erros no registro de erros.</text:p>
              </text:list-item>
              <text:list-item>
                <text:p text:style-name="P127">Registrar o tempo no Registro de tempo.</text:p>
              </text:list-item>
            </text:list>
          </table:table-cell>
        </table:table-row>
        <table:table-row table:style-name="Table29.1">
          <table:table-cell table:style-name="Table29.A3" office:value-type="string">
            <text:p text:style-name="P117">4</text:p>
          </table:table-cell>
          <table:table-cell table:style-name="Table29.A3" office:value-type="string">
            <text:p text:style-name="P111">Test<text:span text:style-name="T99">e</text:span></text:p>
          </table:table-cell>
          <table:table-cell table:style-name="Table29.C3" office:value-type="string">
            <text:list xml:id="list104636090401459" text:continue-numbering="true" text:style-name="WW8Num10">
              <text:list-item>
                <text:p text:style-name="P125">Testar o programa até que <text:span text:style-name="T100">os c</text:span>aso<text:span text:style-name="T100">s</text:span> de teste executem sem erros.</text:p>
              </text:list-item>
              <text:list-item>
                <text:p text:style-name="P127">Corrigir todos os erros encontrados.</text:p>
              </text:list-item>
              <text:list-item>
                <text:p text:style-name="P127">Registrar erros no registro de erros.</text:p>
              </text:list-item>
              <text:list-item>
                <text:p text:style-name="P127">Registrar o tempo no Registro de tempo.</text:p>
              </text:list-item>
            </text:list>
          </table:table-cell>
        </table:table-row>
      </table:table>
      <text:p text:style-name="P6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08">Critérios de saída</text:p>
          </table:table-cell>
          <table:table-cell table:style-name="Table30.B1" office:value-type="string">
            <text:list xml:id="list104636068993502" text:continue-numbering="true" text:style-name="WW8Num10">
              <text:list-item>
                <text:p text:style-name="P132"><text:span text:style-name="T99">Programa rigorosamente testado</text:span><text:span text:style-name="T69">.</text:span></text:p>
              </text:list-item>
              <text:list-item>
                <text:p text:style-name="P135">Registro completo de tempo e erros.</text:p>
              </text:list-item>
            </text:list>
          </table:table-cell>
        </table:table-row>
      </table:table>
      <text:p text:style-name="P49"/>
      <text:p text:style-name="P49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h text:style-name="P157" text:outline-level="4"/>
          </table:table-cell>
          <table:table-cell table:style-name="Table31.A1" office:value-type="string">
            <text:p text:style-name="P57"><text:span text:style-name="T99">Verifique que você satisfez todos os critérios de saída para a fase de desenvolvimento, então prossiga para a fase de</text:span> postmortem<text:span text:style-name="T99">.</text:span></text:p>
          </table:table-cell>
        </table:table-row>
      </table:table>
      <text:p text:style-name="P184">Continu<text:span text:style-name="T99">a na próxima página</text:span></text:p>
      <text:p text:style-name="P146"><text:span text:style-name="T87">Instruções para a realização da tarefa</text:span>, <text:span text:style-name="T72">Continuação</text:span></text:p>
      <text:p text:style-name="P176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h text:style-name="P163" text:outline-level="4">Fase de Postmortem</text:h>
          </table:table-cell>
          <table:table-cell table:style-name="Table32.B1" office:value-type="string">
            <text:p text:style-name="P86">Realiza a retrospectiva (análise postmortem) de acordo com o script de postmortem do PSP0</text:p>
          </table:table-cell>
        </table:table-row>
      </table:table>
      <text:p text:style-name="P7"/>
      <text:p text:style-name="P203"><text:span text:style-name="T80">Script de P</text:span><text:span text:style-name="T79">ostmortem </text:span><text:span text:style-name="T80">do PSP 0</text:span></text:p>
      <text:p text:style-name="P8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205">Propósito</text:p>
          </table:table-cell>
          <table:table-cell table:style-name="Table33.B1" office:value-type="string">
            <text:p text:style-name="P142">Guiar o processo de postmor<text:span text:style-name="T101">t</text:span>em do PSP</text:p>
          </table:table-cell>
        </table:table-row>
        <table:table-row table:style-name="Table33.1">
          <table:table-cell table:style-name="Table33.A1" office:value-type="string">
            <text:p text:style-name="P205">Critérios de Entrada</text:p>
          </table:table-cell>
          <table:table-cell table:style-name="Table33.B1" office:value-type="string">
            <text:list xml:id="list104636957738076" text:continue-numbering="true" text:style-name="WW8Num10">
              <text:list-item>
                <text:p text:style-name="P125">Descrição do problema e requisitos.</text:p>
              </text:list-item>
              <text:list-item>
                <text:p text:style-name="P125">Formulário de Resumo de Planejamento de Projeto com dados de tempo de desenvolvimento do programa.</text:p>
              </text:list-item>
              <text:list-item>
                <text:p text:style-name="P125">Registro de tempo e de erros.</text:p>
              </text:list-item>
              <text:list-item>
                <text:p text:style-name="P120"><text:span text:style-name="T99">Programa testado e executável.</text:span></text:p>
              </text:list-item>
            </text:list>
          </table:table-cell>
        </table:table-row>
      </table:table>
      <text:p text:style-name="P6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209">Passo</text:p>
          </table:table-cell>
          <table:table-cell table:style-name="Table34.A1" office:value-type="string">
            <text:p text:style-name="P209">Atividade</text:p>
          </table:table-cell>
          <table:table-cell table:style-name="Table34.C1" office:value-type="string">
            <text:p text:style-name="P209">Descrição</text:p>
          </table:table-cell>
        </table:table-row>
        <table:table-row table:style-name="Table34.1">
          <table:table-cell table:style-name="Table34.A1" office:value-type="string">
            <text:p text:style-name="P111">1</text:p>
          </table:table-cell>
          <table:table-cell table:style-name="Table34.A1" office:value-type="string">
            <text:p text:style-name="P113">Registro de erros</text:p>
          </table:table-cell>
          <table:table-cell table:style-name="Table34.C1" office:value-type="string">
            <text:list xml:id="list104635625962039" text:continue-numbering="true" text:style-name="WW8Num10">
              <text:list-item>
                <text:p text:style-name="P125">Revise o Resumo de Planejamento de Projeto para verificar que todos os erros encontrados em cada fase foram realmente registrados.</text:p>
              </text:list-item>
              <text:list-item>
                <text:p text:style-name="P125">Usando o melhor possível sua memória, <text:span text:style-name="T101">corrija</text:span> qualquer <text:span text:style-name="T101">dado omisso ou incorreto.</text:span></text:p>
              </text:list-item>
            </text:list>
          </table:table-cell>
        </table:table-row>
        <table:table-row table:style-name="Table34.1">
          <table:table-cell table:style-name="Table34.A3" office:value-type="string">
            <text:p text:style-name="P111">2</text:p>
          </table:table-cell>
          <table:table-cell table:style-name="Table34.A3" office:value-type="string">
            <text:p text:style-name="P112">Consistência de dados de erros</text:p>
          </table:table-cell>
          <table:table-cell table:style-name="Table34.C3" office:value-type="string">
            <text:list xml:id="list104635767659584" text:continue-numbering="true" text:style-name="WW8Num10">
              <text:list-item>
                <text:p text:style-name="P125">Verifique se os dados de cada erro no registro de erros estão corretos e completos.</text:p>
              </text:list-item>
              <text:list-item>
                <text:p text:style-name="P125">Verifique se a quantidade de erros inseridos e removidos em cada fase é razoável e correta.</text:p>
              </text:list-item>
              <text:list-item>
                <text:p text:style-name="P125">Usando o melhor possível sua memória, corrija qualquer dado omisso ou incorreto sobre os erros.</text:p>
              </text:list-item>
            </text:list>
          </table:table-cell>
        </table:table-row>
        <table:table-row table:style-name="Table34.1">
          <table:table-cell table:style-name="Table34.A3" office:value-type="string">
            <text:p text:style-name="P116">3</text:p>
          </table:table-cell>
          <table:table-cell table:style-name="Table34.A3" office:value-type="string">
            <text:p text:style-name="P113">Tempo</text:p>
          </table:table-cell>
          <table:table-cell table:style-name="Table34.C3" office:value-type="string">
            <text:list xml:id="list104636293168049" text:continue-numbering="true" text:style-name="WW8Num10">
              <text:list-item>
                <text:p text:style-name="P125">Revise o registro de tempo, procurando por erros e omissões.</text:p>
              </text:list-item>
              <text:list-item>
                <text:p text:style-name="P120"><text:span text:style-name="T99">Usando o melhor possível sua memória, corrija qualquer dado omisso ou incorreto sobre os registros de tempo</text:span>.</text:p>
              </text:list-item>
            </text:list>
          </table:table-cell>
        </table:table-row>
      </table:table>
      <text:p text:style-name="P6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205">Critérios de Saída</text:p>
          </table:table-cell>
          <table:table-cell table:style-name="Table35.B1" office:value-type="string">
            <text:list xml:id="list104636418445624" text:continue-numbering="true" text:style-name="WW8Num10">
              <text:list-item>
                <text:p text:style-name="P120"><text:span text:style-name="T99">Programa rigorosamente testado</text:span><text:span text:style-name="T7">.</text:span></text:p>
              </text:list-item>
              <text:list-item>
                <text:p text:style-name="P125">Formulário de Resumo de Planejamento de Projeto completo.</text:p>
              </text:list-item>
              <text:list-item>
                <text:p text:style-name="P127">Registro completo de tempo e erros.</text:p>
              </text:list-item>
            </text:list>
          </table:table-cell>
        </table:table-row>
      </table:table>
      <text:p text:style-name="P19"/>
      <text:p text:style-name="P38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h text:style-name="P165" text:outline-level="4"/>
          </table:table-cell>
          <table:table-cell table:style-name="Table36.B1" office:value-type="string">
            <text:p text:style-name="P87">Verifique se você atendeu todos os critérios de saída da fase de postmortem, então envie sua tarefa para avaliação.</text:p>
          </table:table-cell>
        </table:table-row>
      </table:table>
      <text:p text:style-name="P173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h text:style-name="P160" text:outline-level="4">Envio da tarefa</text:h>
          </table:table-cell>
          <table:table-cell table:style-name="Table37.A1" office:value-type="string">
            <text:p text:style-name="P88">Quando você completar a fase de postmortem, envie os dados do pacote da tarefa, código fonte e resultados de teste para o instrutor.</text:p>
            <text:p text:style-name="P81"/>
            <text:p text:style-name="P89">O pacote de tarefa deve conter os seguintes a seguir, na ordem apresentada:</text:p>
            <text:p text:style-name="P103"><text:span text:style-name="T51">•</text:span><text:span text:style-name="T37"><text:tab/></text:span><text:span text:style-name="T41">Formulário de Resumo de Planejamento de Projeto</text:span><text:span text:style-name="T43">,</text:span></text:p>
            <text:p text:style-name="P103"><text:span text:style-name="T51">•</text:span><text:span text:style-name="T37"><text:tab/></text:span><text:span text:style-name="T41">Registro de tempo</text:span><text:span text:style-name="T43">,</text:span></text:p>
            <text:p text:style-name="P103"><text:span text:style-name="T51">•</text:span><text:span text:style-name="T37"><text:tab/></text:span><text:span text:style-name="T41">Registro de erros</text:span><text:span text:style-name="T43">,</text:span></text:p>
            <text:p text:style-name="P103"><text:span text:style-name="T51">•</text:span><text:span text:style-name="T37"><text:tab/></text:span><text:span text:style-name="T41">Listagem do código fonte do Programa 1</text:span><text:span text:style-name="T43">,</text:span></text:p>
            <text:p text:style-name="P102"><text:span text:style-name="T50">•</text:span><text:tab/><text:span text:style-name="T99">Resultados dos testes.</text:span></text:p>
            <text:p text:style-name="P104"><text:span text:style-name="T59"/></text:p>
          </table:table-cell>
        </table:table-row>
      </table:table>
      <text:p text:style-name="P173"/>
      <text:h text:style-name="P169" text:outline-level="3"><text:span text:style-name="T99">Diretivas e critérios de avaliação para o</text:span> <text:span text:style-name="T99">P</text:span>rogram<text:span text:style-name="T99">a</text:span> <text:span text:style-name="T102">1</text:span></text:h>
      <text:p text:style-name="P171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h text:style-name="P162" text:outline-level="4">Critérios de Avaliação</text:h>
          </table:table-cell>
          <table:table-cell table:style-name="Table38.A1" office:value-type="string">
            <text:p text:style-name="P189">O relatório de seu processo deve estar:</text:p>
            <text:p text:style-name="P105"><text:span text:style-name="T50">•</text:span><text:tab/>comple<text:span text:style-name="T99">to,</text:span></text:p>
            <text:p text:style-name="P105"><text:span text:style-name="T50">•</text:span><text:tab/>leg<text:span text:style-name="T99">ível,</text:span></text:p>
            <text:p text:style-name="P105"><text:span text:style-name="T50">•</text:span><text:tab/><text:span text:style-name="T99">na ordem especificada.</text:span></text:p>
          </table:table-cell>
          <table:table-cell table:style-name="Table38.A1" office:value-type="string">
            <text:p text:style-name="P189">Os dados do processo devem estar:</text:p>
            <text:p text:style-name="P107"><text:span text:style-name="T50">•</text:span><text:tab/><text:span text:style-name="T99">corretos,</text:span></text:p>
            <text:p text:style-name="P107"><text:span text:style-name="T50">•</text:span><text:tab/><text:span text:style-name="T99">precisos,</text:span></text:p>
            <text:p text:style-name="P107"><text:span text:style-name="T50">•</text:span><text:tab/><text:span text:style-name="T99">consistentes.</text:span></text:p>
            <text:p text:style-name="P95"/>
          </table:table-cell>
        </table:table-row>
      </table:table>
      <text:p text:style-name="P171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h text:style-name="P166" text:outline-level="4">Sugestões</text:h>
          </table:table-cell>
          <table:table-cell table:style-name="Table39.A1" office:value-type="string">
            <text:p text:style-name="P27">Lembre-se, você deve completar esta tarefa hoje.</text:p>
            <text:p text:style-name="P30"/>
            <text:p text:style-name="P27">Mantenha simples os seus programas. Você aprenderá, ao desenvolver programas pequenos, tanto quanto ao desenvolver programas grandes.</text:p>
            <text:p text:style-name="P30"/>
            <text:p text:style-name="P27">Se você está em dúvida quanto a alguma coisa, solicite esclarecimentos ao instrutor.</text:p>
            <text:p text:style-name="P30"/>
            <text:p text:style-name="P28">Software não é uma empreitada solitária, então você não precisa realizar a tarefa sozinho.</text:p>
            <text:list xml:id="list3910351503599634160" text:style-name="WW8Num14">
              <text:list-item>
                <text:p text:style-name="P33">Você deve, entretanto, produzir suas próprias estimativas, projetos e código, e preencher os formulários e relatórios.</text:p>
              </text:list-item>
              <text:list-item>
                <text:p text:style-name="P32">Você pode pedir que outras pessoas revisem o seu trabalho e você pode realizar alterações como resultado desta revisão.</text:p>
              </text:list-item>
              <text:list-item>
                <text:p text:style-name="P90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17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New Century Schlbk" svg:font-family="'New Century Schlbk', NewCenturySchlbk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en" style:country-asian="US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0">
      <style:paragraph-properties>
        <style:tab-stops>
          <style:tab-stop style:position="0.12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/>
    <style:style style:name="WW8Num12z0" style:family="text">
      <style:text-properties style:language-asian="en" style:country-asian="US" style:font-style-complex="italic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10z1" style:num-suffix="." text:bullet-char="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Wingdings"/>
      </text:list-level-style-bullet>
      <text:list-level-style-bullet text:level="3" text:style-name="WW8Num10z1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10z1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10z1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02f7ac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style style:name="MT4" style:family="text">
      <style:text-properties style:font-name="New Century Schlbk" fo:font-size="10pt" style:font-name-asian="Symbol" style:font-size-asian="10pt" style:font-name-complex="New Century Schlbk"/>
    </style:style>
    <style:style style:name="MT5" style:family="text">
      <style:text-properties style:font-name="New Century Schlbk" fo:font-size="10pt" officeooo:rsid="0002f7ac" style:font-name-asian="Symbol" style:font-size-asian="10pt" style:font-name-complex="New Century Schlbk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1 <text:s text:c="7"/></text:span><text:span text:style-name="MT2">Outubro</text:span><text:span text:style-name="MT1"> 2006<text:tab/></text:span><text:span text:style-name="MT1"><text:page-number style:num-format="1" text:select-page="current">12</text:page-number></text:span><text:span text:style-name="MT1"><text:tab/></text:span><text:span text:style-name="MT3"></text:span><text:span text:style-name="MT4"> 2006 </text:span><text:span text:style-name="MT5">por</text:span><text:span text:style-name="MT4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23T12:32:00</meta:creation-date>
    <dc:date>2017-03-13T10:46:35.367004021</dc:date>
    <meta:print-date>2006-01-03T11:01:00</meta:print-date>
    <meta:editing-cycles>68</meta:editing-cycles>
    <meta:editing-duration>PT5H14M29S</meta:editing-duration>
    <meta:generator>LibreOffice/5.2.6.2$Linux_X86_64 LibreOffice_project/20$Build-2</meta:generator>
    <meta:document-statistic meta:table-count="40" meta:image-count="2" meta:object-count="14" meta:page-count="12" meta:paragraph-count="371" meta:word-count="1981" meta:character-count="11418" meta:non-whitespace-character-count="9840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avg</mtext>
              </mstyle>
            </mstyle>
          </msub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x</mi>
                <mstyle mathsize="8pt">
                  <mi>i</mi>
                </mstyle>
              </msub>
            </mrow>
            <mi>n</mi>
          </mfrac>
        </mrow>
      </mstyle>
      <mrow/>
    </mrow>
    <annotation encoding="StarMath 5.0"> size 12{x rSub { size 8{ ital "avg"} } = {  { Sum cSub { size 8{i=1} }  cSup { size 8{n} }  {x rSub { size 8{i} } } }  over  {n} } 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text>10</mtext>
              </mstyle>
            </munderover>
            <msub>
              <mi>x</mi>
              <mstyle mathsize="8pt">
                <mi>i</mi>
              </mstyle>
            </msub>
          </mrow>
          <mo stretchy="false">=</mo>
          <mtext>6389</mtext>
        </mrow>
      </mstyle>
      <mrow/>
    </mrow>
    <annotation encoding="StarMath 5.0"> size 12{ Sum cSub { size 8{i=1} }  cSup { size 8{"10"} }  {x rSub { size 8{i} } } ="6389"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text>10</mtext>
                </mstyle>
              </munderover>
              <msup>
                <mrow>
                  <mo fence="true" stretchy="true">(</mo>
                  <mrow>
                    <mrow>
                      <msub>
                        <mi>x</mi>
                        <mstyle mathsize="8pt">
                          <mi>i</mi>
                        </mstyle>
                      </msub>
                      <mo stretchy="false">−</mo>
                      <msub>
                        <mi>x</mi>
                        <mstyle mathsize="8pt">
                          <mstyle mathvariant="italic">
                            <mtext>azvg</mtext>
                          </mstyle>
                        </mstyle>
                      </msub>
                    </mrow>
                  </mrow>
                  <mo fence="true" stretchy="true">)</mo>
                </mrow>
                <mstyle mathsize="8pt">
                  <mn>2</mn>
                </mstyle>
              </msup>
            </mrow>
            <mo stretchy="false">=</mo>
            <mn>3</mn>
          </mrow>
          <mi>,</mi>
          <mtext>522</mtext>
          <mi>,</mi>
          <mtext>761</mtext>
          <mtext>.</mtext>
          <mtext>90</mtext>
        </mrow>
      </mstyle>
      <mrow/>
    </mrow>
    <annotation encoding="StarMath 5.0"> size 12{ Sum cSub { size 8{i=1} }  cSup { size 8{"10"} }  { left (x rSub { size 8{i} }  - x rSub { size 8{ ital "azvg"} }  right )}  rSup { size 8{2} } =3,"522","761" "." "90"} {}</annotation>
  </semantics>
</math>
</file>

<file path=Object 12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frac>
              <mrow>
                <mn>3</mn>
                <mi>,</mi>
                <mtext>522</mtext>
                <mi>,</mi>
                <mtext>761</mtext>
                <mtext>.</mtext>
                <mtext>00</mtext>
              </mrow>
              <mn>9</mn>
            </mfrac>
          </msqrt>
        </mrow>
      </mstyle>
      <mrow/>
    </mrow>
    <annotation encoding="StarMath 5.0"> size 12{σ= sqrt { {  {3,"522","761" "." "00"}  over  {9} } } } {}</annotation>
  </semantics>
</math>
</file>

<file path=Object 13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row>
              <mtext>391</mtext>
              <mi>,</mi>
              <mtext>417</mtext>
              <mtext>.</mtext>
              <mtext>878</mtext>
            </mrow>
          </msqrt>
        </mrow>
      </mstyle>
      <mrow/>
    </mrow>
    <annotation encoding="StarMath 5.0"> size 12{σ= sqrt {"391","417" "." "878"}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i>σ</mi>
            <mo stretchy="false">=</mo>
            <mtext>625</mtext>
          </mrow>
          <mtext>.</mtext>
          <mtext>633981</mtext>
        </mrow>
      </mstyle>
      <mrow/>
    </mrow>
    <annotation encoding="StarMath 5.0"> size 12{σ="625" "." "633981"} {}</annotation>
  </semantics>
</math>
</file>

<file path=Object 2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sub>
                          <mi>x</mi>
                          <mstyle mathsize="8pt">
                            <mi>i</mi>
                          </mstyle>
                        </msub>
                        <mo stretchy="false">−</mo>
                        <msub>
                          <mi>x</mi>
                          <mstyle mathsize="8pt">
                            <mstyle mathvariant="italic">
                              <mtext>avg</mtext>
                            </mstyle>
                          </mstyle>
                        </msub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i>n</mi>
                <mo stretchy="false">−</mo>
                <mn>1</mn>
              </mrow>
            </mfrac>
          </msqrt>
        </mrow>
      </mstyle>
      <mrow/>
    </mrow>
    <annotation encoding="StarMath 5.0"> size 12{σ= sqrt { {  { Sum cSub { size 8{i=1} }  cSup { size 8{n} }  { left (x rSub { size 8{i} }  - x rSub { size 8{ ital "avg"} }  right ) rSup { size 8{2} } } }  over  {n - 1} } } } {}</annotation>
  </semantics>
</math>
</file>

<file path=Object 3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avg</mtext>
              </mstyle>
            </mstyle>
          </msub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x</mi>
                <mstyle mathsize="8pt">
                  <mi>i</mi>
                </mstyle>
              </msub>
            </mrow>
            <mi>n</mi>
          </mfrac>
        </mrow>
      </mstyle>
      <mrow/>
    </mrow>
    <annotation encoding="StarMath 5.0"> size 12{x rSub { size 8{ ital "avg"} } = {  { Sum cSub { size 8{i=1} }  cSup { size 8{n} }  {x rSub { size 8{i} } } }  over  {n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text>10</mtext>
              </mstyle>
            </munderover>
            <msub>
              <mi>x</mi>
              <mstyle mathsize="8pt">
                <mi>i</mi>
              </mstyle>
            </msub>
          </mrow>
          <mo stretchy="false">=</mo>
          <mtext>6389</mtext>
        </mrow>
      </mstyle>
      <mrow/>
    </mrow>
    <annotation encoding="StarMath 5.0"> size 12{ Sum cSub { size 8{i=1} }  cSup { size 8{"10"} }  {x rSub { size 8{i} } } ="6389"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avg</mtext>
              </mstyle>
            </mstyle>
          </msub>
          <mo stretchy="false">=</mo>
          <mfrac>
            <mtext>6389</mtext>
            <mtext>10</mtext>
          </mfrac>
        </mrow>
      </mstyle>
      <mrow/>
    </mrow>
    <annotation encoding="StarMath 5.0"> size 12{x rSub { size 8{ ital "avg"} } = {  {"6389"}  over  {"10"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style mathvariant="italic">
                  <mtext>avg</mtext>
                </mstyle>
              </mstyle>
            </msub>
            <mo stretchy="false">=</mo>
            <mtext>638</mtext>
          </mrow>
          <mtext>.</mtext>
          <mn>9</mn>
        </mrow>
      </mstyle>
      <mrow/>
    </mrow>
    <annotation encoding="StarMath 5.0"> size 12{x rSub { size 8{ ital "avg"} } ="638" "." 9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text>avg</mtext>
            </mstyle>
          </mstyle>
        </msub>
      </mstyle>
      <mrow/>
    </mrow>
    <annotation encoding="StarMath 5.0"> size 12{x rSub { size 8{ ital "avg"} } } {}</annotation>
  </semantics>
</math>
</file>

<file path=Object 8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sub>
                          <mi>x</mi>
                          <mstyle mathsize="8pt">
                            <mi>i</mi>
                          </mstyle>
                        </msub>
                        <mo stretchy="false">−</mo>
                        <msub>
                          <mi>x</mi>
                          <mstyle mathsize="8pt">
                            <mstyle mathvariant="italic">
                              <mtext>avg</mtext>
                            </mstyle>
                          </mstyle>
                        </msub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i>n</mi>
                <mo stretchy="false">−</mo>
                <mn>1</mn>
              </mrow>
            </mfrac>
          </msqrt>
        </mrow>
      </mstyle>
      <mrow/>
    </mrow>
    <annotation encoding="StarMath 5.0"> size 12{σ= sqrt { {  { Sum cSub { size 8{i=1} }  cSup { size 8{n} }  { left (x rSub { size 8{i} }  - x rSub { size 8{ ital "avg"} }  right ) rSup { size 8{2} } } }  over  {n - 1} } } } {}</annotation>
  </semantics>
</math>
</file>

<file path=Object 9/content.xml><?xml version="1.0" encoding="utf-8"?>
<math xmlns="http://www.w3.org/1998/Math/MathML" display="block">
  <semantics>
    <mrow>
      <mstyle mathsize="12pt">
        <msup>
          <mrow>
            <mo fence="true" stretchy="true">(</mo>
            <mrow>
              <mrow>
                <mi>x</mi>
                <mrow>
                  <mmultiscripts>
                    <mtext/>
                    <mprescripts/>
                    <mstyle mathsize="8pt">
                      <mi>i</mi>
                    </mstyle>
                    <none/>
                  </mmultiscripts>
                  <mo stretchy="false">−</mo>
                  <msub>
                    <mi>x</mi>
                    <mstyle mathsize="8pt">
                      <mstyle mathvariant="italic">
                        <mtext>avg</mtext>
                      </mstyle>
                    </mstyle>
                  </msub>
                </mrow>
              </mrow>
            </mrow>
            <mo fence="true" stretchy="true">)</mo>
          </mrow>
          <mstyle mathsize="8pt">
            <mn>2</mn>
          </mstyle>
        </msup>
      </mstyle>
      <mrow/>
    </mrow>
    <annotation encoding="StarMath 5.0"> size 12{ left (x"" lSub { size 8{i} }  - x rSub { size 8{ ital "avg"} }  right ) rSup { size 8{2} } } {}</annotation>
  </semantics>
</math>
</file>